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4.9167in" fo:margin-left="0in" table:align="left" style:writing-mode="lr-tb"/>
    </style:style>
    <style:style style:name="Table2.A" style:family="table-column">
      <style:table-column-properties style:column-width="1.416in"/>
    </style:style>
    <style:style style:name="Table2.B" style:family="table-column">
      <style:table-column-properties style:column-width="3.5007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ullet">
      <style:paragraph-properties fo:orphans="2" fo:widows="2"/>
    </style:style>
    <style:style style:name="P5" style:family="paragraph" style:parent-style-name="bullet">
      <style:paragraph-properties fo:margin-top="0in" fo:margin-bottom="0.0693in" fo:orphans="2" fo:widows="2"/>
    </style:style>
    <style:style style:name="P6" style:family="paragraph" style:parent-style-name="bullet">
      <style:paragraph-properties fo:margin-top="0in" fo:margin-bottom="0.0555in" fo:orphans="2" fo:widows="2"/>
      <style:text-properties style:font-name="Courier New" style:font-name-complex="Courier New1"/>
    </style:style>
    <style:style style:name="P7" style:family="paragraph" style:parent-style-name="bullet2-italic">
      <style:paragraph-properties fo:margin-top="0in" fo:margin-bottom="0.0555in" fo:orphans="2" fo:widows="2"/>
    </style:style>
    <style:style style:name="P8" style:family="paragraph" style:parent-style-name="Standard">
      <style:paragraph-properties fo:line-height="0.139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code">
      <style:paragraph-properties fo:orphans="2" fo:widows="2"/>
    </style:style>
    <style:style style:name="P13" style:family="paragraph" style:parent-style-name="body-code">
      <style:paragraph-properties fo:orphans="2" fo:widows="2"/>
      <style:text-properties style:font-name="Times New Roman" style:font-name-complex="Times New Roman1"/>
    </style:style>
    <style:style style:name="P14" style:family="paragraph" style:parent-style-name="code">
      <style:paragraph-properties fo:orphans="2" fo:widows="2"/>
    </style:style>
    <style:style style:name="P15" style:family="paragraph" style:parent-style-name="code">
      <style:paragraph-properties style:line-height-at-least="0.1736in" fo:orphans="2" fo:widows="2"/>
      <style:text-properties fo:font-size="10.5pt" style:font-size-asian="10.5pt" style:font-size-complex="10.5pt"/>
    </style:style>
    <style:style style:name="P16" style:family="paragraph" style:parent-style-name="code">
      <style:paragraph-properties fo:orphans="2" fo:widows="2"/>
      <style:text-properties fo:font-size="10.5pt" style:font-size-asian="10.5pt" style:font-size-complex="10.5pt"/>
    </style:style>
    <style:style style:name="P17" style:family="paragraph" style:parent-style-name="TableTitle">
      <style:paragraph-properties fo:orphans="2" fo:widows="2"/>
    </style:style>
    <style:style style:name="P18" style:family="paragraph" style:parent-style-name="CellHeading">
      <style:paragraph-properties fo:margin-left="0.0835in" fo:margin-right="0.0835in" fo:margin-top="0.111in" fo:margin-bottom="0.0835in" fo:orphans="2" fo:widows="2" fo:text-indent="0in" style:auto-text-indent="false"/>
    </style:style>
    <style:style style:name="P19" style:family="paragraph" style:parent-style-name="CellBody">
      <style:paragraph-properties fo:margin-left="0.0835in" fo:margin-right="0.0835in" fo:margin-top="0.0835in" fo:margin-bottom="0.0555in" fo:orphans="2" fo:widows="2" fo:text-indent="0in" style:auto-text-indent="false"/>
    </style:style>
    <style:style style:name="P20" style:family="paragraph" style:parent-style-name="CellBody">
      <style:paragraph-properties fo:margin-left="0.0835in" fo:margin-right="0.0835in" fo:margin-top="0.0835in" fo:margin-bottom="0.0555in" fo:orphans="2" fo:widows="2" fo:text-indent="0in" style:auto-text-indent="false"/>
      <style:text-properties style:font-name="Courier New" style:font-name-complex="Courier New1"/>
    </style:style>
    <style:style style:name="P21" style:family="paragraph" style:parent-style-name="CellBody">
      <style:paragraph-properties fo:orphans="2" fo:widows="2"/>
    </style:style>
    <style:style style:name="P22" style:family="paragraph" style:parent-style-name="bullet2">
      <style:paragraph-properties fo:margin-top="0in" fo:margin-bottom="0.0138in" fo:orphans="2" fo:widows="2"/>
    </style:style>
    <style:style style:name="P23" style:family="paragraph" style:parent-style-name="Heading_20_3">
      <style:paragraph-properties fo:orphans="2" fo:widows="2"/>
    </style:style>
    <style:style style:name="P24" style:family="paragraph" style:parent-style-name="Heading_20_3">
      <style:paragraph-properties fo:margin-top="0.0417in" fo:margin-bottom="0.0693in" fo:orphans="2" fo:widows="2"/>
    </style:style>
    <style:style style:name="P25" style:family="paragraph" style:parent-style-name="Heading_20_3">
      <style:paragraph-properties fo:margin-top="0.0417in" fo:margin-bottom="0.0693in" fo:orphans="2" fo:widows="2">
        <style:tab-stops>
          <style:tab-stop style:position="0.5in" style:type="right"/>
          <style:tab-stop style:position="0.75in"/>
          <style:tab-stop style:position="1.2709in"/>
        </style:tab-stops>
      </style:paragraph-properties>
    </style:style>
    <style:style style:name="P26" style:family="paragraph" style:parent-style-name="Heading_20_3">
      <style:paragraph-properties fo:margin-top="0.028in" fo:margin-bottom="0.0693in" fo:orphans="2" fo:widows="2"/>
    </style:style>
    <style:style style:name="P27" style:family="paragraph" style:parent-style-name="Heading_20_2">
      <style:paragraph-properties fo:margin-top="0in" fo:margin-bottom="0.0555in" fo:orphans="2" fo:widows="2"/>
    </style:style>
    <style:style style:name="P28" style:family="paragraph" style:parent-style-name="Heading_20_1" style:master-page-name="Standard">
      <style:paragraph-properties fo:margin-top="0in" fo:margin-bottom="0in" fo:orphans="2" fo:widows="2" style:page-number="auto"/>
    </style:style>
    <style:style style:name="P29" style:family="paragraph" style:parent-style-name="sectionheading">
      <style:paragraph-properties fo:orphans="2" fo:widows="2"/>
    </style:style>
    <style:style style:name="P30" style:family="paragraph" style:parent-style-name="sectionheading">
      <style:paragraph-properties fo:margin-top="0.0417in" fo:margin-bottom="0.0555in" fo:orphans="2" fo:widows="2"/>
    </style:style>
    <style:style style:name="P31" style:family="paragraph" style:parent-style-name="sectionheading">
      <style:paragraph-properties fo:margin-top="0.028in" fo:margin-bottom="0.0555in" fo:orphans="2" fo:widows="2"/>
    </style:style>
    <style:style style:name="P3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text:display="none"/>
    </style:style>
    <style:style style:name="T6" style:family="text">
      <style:text-properties fo:font-size="11pt" style:font-size-asian="11pt" style:font-size-complex="11pt"/>
    </style:style>
    <style:style style:name="T7"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2in" svg:y="0in">
        <draw:image xlink:href="Pictures/20000007000025F9000000C9F0140E06.wmf" xlink:type="simple" xlink:show="embed" xlink:actuate="onLoad">
          <text:p/>
        </draw:image>
      </draw:frame>
      <draw:frame text:anchor-type="page" text:anchor-page-number="1" draw:z-index="3" draw:name="Picture 67"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4" draw:name="Picture 68"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5" draw:name="Picture 69"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6" draw:name="Picture 70"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7" draw:name="Picture 71"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8" draw:name="Picture 72"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9" draw:name="Picture 73"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0" draw:name="Picture 74"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1" draw:name="Picture 75"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2" draw:name="Picture 76"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3" draw:name="Picture 77"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4" draw:name="Picture 78"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5" draw:name="Picture 79" draw:style-name="gr2" draw:text-style-name="P32" svg:width="2.7913in" svg:height="0.135in" svg:x="-2in" svg:y="0in">
        <draw:image xlink:href="Pictures/2000000700000FB5000000C94FDA4EAC.wmf" xlink:type="simple" xlink:show="embed" xlink:actuate="onLoad">
          <text:p/>
        </draw:image>
      </draw:frame>
      <text:h text:style-name="P28" text:outline-level="1">Query</text:h>
      <text:p text:style-name="P10"><text:bookmark text:name="_GoBack"/><draw:frame draw:style-name="fr1" draw:name="graphics1" text:anchor-type="as-char" svg:width="6.5in" svg:height="0.1346in" draw:z-index="16"><draw:image xlink:href="Pictures/20000007000025F9000000C9F0140E06.wmf" xlink:type="simple" xlink:show="embed" xlink:actuate="onLoad"/></draw:frame></text:p>
      <text:p text:style-name="P2">This chapter specifies the query contract between an application component and the JDO <text:span text:style-name="T1">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11"><draw:frame draw:style-name="fr1" draw:name="1" text:anchor-type="as-char" svg:width="2.7917in" svg:height="0.1346in" draw:z-index="1"><draw:image xlink:href="Pictures/2000000700000FB5000000C94FDA4EAC.wmf" xlink:type="simple" xlink:show="embed" xlink:actuate="onLoad"/></draw:frame></text:p>
      <text:h text:style-name="P27"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query execution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11"><draw:frame draw:style-name="fr1" draw:name="2" text:anchor-type="as-char" svg:width="2.7917in" svg:height="0.1346in" draw:z-index="2"><draw:image xlink:href="Pictures/2000000700000FB5000000C94FDA4EAC.wmf" xlink:type="simple" xlink:show="embed" xlink:actuate="onLoad"/></draw:frame></text:p>
      <text:h text:style-name="P27" text:outline-level="2">Goals</text:h>
      <text:p text:style-name="P2">The JDO <text:span text:style-name="T1">Query</text:span> interface has the following goals:</text:p>
      <text:p text:style-name="P5">•<text:tab/>Query language neutrality. The underlying query language might be a relational query language such as SQL; an object database query language such as OQL; or a specialized API to a hierarchical database or mainframe EIS system.</text:p>
      <text:p text:style-name="P5"><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5">•<text:tab/>Accommodation of multi-tier architectures. Queries might be executed entirely in memory, or might be delegated to a back end query engine. The JDO <text:span text:style-name="T1">Query</text:span> interface must provide for both types of query execution strategies.</text:p>
      <text:p text:style-name="P5">•<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5">•<text:tab/>Deletion by query. Deleting multiple instances in the datastore can be done efficiently if specified as a query method instead of instantiating all persistent instances and calling the <text:span text:style-name="T1">deletePersistent</text:span> method on them.</text:p>
      <text:p text:style-name="P11"><draw:frame draw:style-name="fr1" draw:name="3" text:anchor-type="as-char" svg:width="2.7917in" svg:height="0.1346in" draw:z-index="0"><draw:image xlink:href="Pictures/2000000700000FB5000000C94FDA4EAC.wmf" xlink:type="simple" xlink:show="embed" xlink:actuate="onLoad"/></draw:frame></text:p>
      <text:h text:style-name="P27" text:outline-level="2">Architecture: Query</text:h>
      <text:p text:style-name="P2">The JDO <text:span text:style-name="T1">PersistenceManager</text:span> instance is a factory for JDO <text:span text:style-name="T1">Query</text:span> instances, which implement the JDO <text:span text:style-name="T1">Query</text:span> interface. A14.3-1 [Multiple JDO <text:span text:style-name="T1">Query</text:span> instances might be active simultaneously in the same JDO <text:span text:style-name="T1">PersistenceManager</text:span> instance.] A14.3-2 [Multiple queries might be executed simultaneously by different threads, but the implementation might choose to execute them serially. In either case, the execution must be thread safe.]</text:p>
      <text:p text:style-name="P2">There are three required elements in any query: </text:p>
      <text:p text:style-name="P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5">•<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5">•<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2">Other elements in queries include:</text:p>
      <text:p text:style-name="P5">•<text:tab/>parameter declarations. The parameter declaration is a <text:span text:style-name="T1">String</text:span> containing one or more query parameter declarations separated with commas. It follows the syntax for formal parameters in the Java language. A14.3-3 [Each parameter named in the parameter declaration must be bound to a value when the query is executed.]</text:p>
      <text:p text:style-name="P5"><text:soft-page-break/>•<text:tab/>parameter values to bind to parameters. Values are specified as Java <text:span text:style-name="T1">Object</text:span>s, and might include simple wrapper types or more complex object types. The values are passed to the execute methods and are not preserved after a query executes.</text:p>
      <text:p text:style-name="P5">•<text:tab/>variable declarations: Variables might be used in the filter, and these variables must be declared with their type. A14.3-4 duplicate of A14.6-9 [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p>
      <text:p text:style-name="P5">•<text:tab/>import statements: Parameters and variables might come from a different class from the candidate class, and the names might need to be declared in an import statement to eliminate ambiguity. A14.3-5 duplicate of 14.6-8 [Import statements are specified as a <text:span text:style-name="T1">String</text:span> with semicolon-separated statements. The syntax is the same as in the Java language import statement.]</text:p>
      <text:p text:style-name="P5">•<text:tab/>ordering specification. A14.3-6 duplicate of 14.6-11 [The ordering specification includes a list of expressions with the ascending/descending indicator. To be portable, the expression’s type must be one of: </text:p>
      <text:p text:style-name="P22">• <text:s/>primitive types except <text:span text:style-name="T2">boolean</text:span>; </text:p>
      <text:p text:style-name="P22">• <text:s/>wrapper types except <text:span text:style-name="T2">Boolean</text:span>; </text:p>
      <text:p text:style-name="P22">• <text:s/><text:span text:style-name="T2">BigDecimal</text:span>; </text:p>
      <text:p text:style-name="P22">• <text:s/><text:span text:style-name="T2">BigInteger</text:span>; </text:p>
      <text:p text:style-name="P22">• <text:s/><text:span text:style-name="T2">String</text:span>;</text:p>
      <text:p text:style-name="P22">• <text:s/><text:span text:style-name="T2">Date</text:span>.<text:span text:style-name="T4">]</text:span></text:p>
      <text:p text:style-name="P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5">•<text:tab/>grouping specification. Aggregates are most useful when the application can specify the result field by which to group the results.</text:p>
      <text:p text:style-name="P5">•<text:tab/>uniqueness. The application can specify that the result of a query is unique, and therefore a single value instead of a <text:span text:style-name="T1">Collection</text:span> should be returned from the query.</text:p>
      <text:p text:style-name="P5">•<text:tab/>result class. The application may have a user-defined class that best represents the results of a query. In this case, the application can specify that instances of this class should be returned.</text:p>
      <text:p text:style-name="P5">•<text:tab/>limiting the size of the results. The application might want to limit the number of instances returned by the query, and might want to skip over some number of instances that might have been returned previously.</text:p>
      <text:p text:style-name="P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A14.3-7 [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 The candidate collection, limits on size, and number of skipped instances are not <text:soft-page-break/>serialized. A14.3-8 [If a serialized instance is restored, it loses its association with its former <text:span text:style-name="T1">PersistenceManager</text:span>.]</text:p>
      <text:p text:style-name="P11"><draw:frame draw:style-name="fr1" draw:name="4" text:anchor-type="as-char" svg:width="2.7917in" svg:height="0.1346in" draw:z-index="0"><draw:image xlink:href="Pictures/2000000700000FB5000000C94FDA4EAC.wmf" xlink:type="simple" xlink:show="embed" xlink:actuate="onLoad"/></draw:frame></text:p>
      <text:h text:style-name="P27" text:outline-level="2">Namespaces in queries</text:h>
      <text:p text:style-name="P2">The query namespace is modeled after methods in Java:</text:p>
      <text:p text:style-name="P5">•<text:span text:style-name="T1"><text:tab/>setClass</text:span> corresponds to the class definition</text:p>
      <text:p text:style-name="P5">•<text:span text:style-name="T1"><text:tab/>declareParameters</text:span> corresponds to formal parameters of a method</text:p>
      <text:p text:style-name="P5">•<text:span text:style-name="T1"><text:tab/>declareVariables</text:span> corresponds to local variables of a method</text:p>
      <text:p text:style-name="P5">•<text:span text:style-name="T1"><text:tab/>setFilter</text:span>, <text:span text:style-name="T1">setGrouping</text:span>, <text:span text:style-name="T1">setOrdering</text:span>, and <text:span text:style-name="T1">setResult</text:span> correspond to the method body and do not introduce names to the namespace</text:p>
      <text:p text:style-name="P2">There are two namespaces in queries. A14.4-1 [Type names have their own namespace that is separate from the namespace for fields, variables and parameters.]</text:p>
      <text:h text:style-name="P30" text:outline-level="4"><text:tab/><text:tab/>Keywords</text:h>
      <text:p text:style-name="P2">A14.4-6 [Keywords must not be used as package names, class names, parameter names, or variable names in queries]. A14.4-7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span text:style-name="T1">setClass</text:span> introduces the name of the candidate class in the type namespace. The method <text:span text:style-name="T1">declareImports</text:span>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declareImports</text:span>, denote a class or interface from the same package as the candidate class, or must be declared by exactly one type-import-on-demand declaration (“<text:span text:style-name="T1">import &lt;package&gt;.*;</text:span>“). A14.4-5 [It is valid to specify the same import multiple times.]</text:p>
      <text:p text:style-name="P2">The names of the public types declared in the packages <text:span text:style-name="T1">java.lang</text:span> and <text:span text:style-name="T1">javax.jdo</text:span> are automatically imported as if the declaration “<text:span text:style-name="T1">import java.lang.*; import javax.jdo.*;</text:span>” appeared in <text:span text:style-name="T1">declareImports</text:span>. It is a JDOQL-compile time error (reported during compile or execute methods) if a used type name is declared by more than one type-import-on-demand declaration. </text:p>
      <text:p text:style-name="P2">The method <text:span text:style-name="T1">setClass</text:span> also introduces the names of the candidate class fields.</text:p>
      <text:p text:style-name="P2">The method <text:span text:style-name="T1">declareParameters</text:span> introduces the names of the parameters. A14.4-2 [A name in the filter preceded by “:” has the same effect. A parameter name hides the name of a candidate class field if equal.] Parameter names must be unique.</text:p>
      <text:p text:style-name="P2"><text:soft-page-break/>The method <text:span text:style-name="T1">declareVariables</text:span> introduces the names of variables. A14.4-3 [A name introduced by <text:span text:style-name="T1">declareVariables</text:span> hides the name of a candidate class field if equal.] Variable 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2">A14.4-4 [A hidden field may be accessed using the <text:span text:style-name="T1">this </text:span>qualifier: <text:span text:style-name="T1">this.fieldName</text:span>.]</text:p>
      <text:p text:style-name="P11"><draw:frame draw:style-name="fr1" draw:name="5" text:anchor-type="as-char" svg:width="2.7917in" svg:height="0.1346in" draw:z-index="0"><draw:image xlink:href="Pictures/2000000700000FB5000000C94FDA4EAC.wmf" xlink:type="simple" xlink:show="embed" xlink:actuate="onLoad"/></draw:frame></text:p>
      <text:h text:style-name="P27" text:outline-level="2"><text:bookmark text:name="R-1088897"/>Query Factory in PersistenceManager interface</text:h>
      <text:p text:style-name="P2">The <text:span text:style-name="T1">PersistenceManager</text:span> interface contains <text:span text:style-name="T1">Query</text:span> factory methods.</text:p>
      <text:p text:style-name="P12">Query newQuery();</text:p>
      <text:p text:style-name="P2">A14.5-1 [Construct a new empty query instance.] </text:p>
      <text:p text:style-name="P12">Query newQuery (Object query);</text:p>
      <text:p text:style-name="P2">Construct a new query instance from another query instance. JDO implementations must support A14.5-2 [a serialized/restored <text:span text:style-name="T1">Query</text:span> instance from the same JDO vendor but a different execution environment], a query instance currently bound to the same <text:span text:style-name="T1">PersistenceManager</text:span>, and A14.5-3 [a query instance currently bound to a <text:span text:style-name="T1">PersistenceManager</text:span> from the same JDO vendor.][A14.5-2 Any of the elements Class, QueryString, IgnoreCache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p>
      <text:p text:style-name="P3">Query newQuery (String queryString);</text:p>
      <text:p text:style-name="P2">A14.5-11 [Construct a new query instance using the specified <text:span text:style-name="T1">String</text:span> as the single-string representation of the query] [see section <text:a xlink:type="simple" xlink:href="#R-1076574"><text:bookmark-ref text:reference-format="text" text:ref-name="-1076574N">Error: Reference source not found</text:bookmark-ref></text:a>]. </text:p>
      <text:p text:style-name="P3">Query newQuery (String language, Object query);</text:p>
      <text:p text:style-name="P2">A14.5-4 [Construct a new query instance using the specified language and the specified query. The query instance will be of a class defined by the query language. The language parameter for the JDO Query language as herein documented is “<text:span text:style-name="T1">javax.jdo.query.JDOQL</text:span>”.] In this case, the parameter is <text:span text:style-name="T6">a </text:span><text:span text:style-name="T1">String</text:span><text:span text:style-name="T6"> representing the single-string version of the query [see section </text:span><text:a xlink:type="simple" xlink:href="#R-1076574"><text:bookmark-ref text:reference-format="text" text:ref-name="-1076574N">Error: Reference source not found</text:bookmark-ref></text:a><text:span text:style-name="T6">].</text:span></text:p>
      <text:p text:style-name="P2">For use with SQL, the language parameter is “<text:span text:style-name="T1">javax.jdo.query.SQL</text:span>” and the query parameter is a <text:span text:style-name="T1">String</text:span> containing the SQL query [see section <text:a xlink:type="simple" xlink:href="#R-1072193"><text:bookmark-ref text:reference-format="text" text:ref-name="-1072193N">Error: Reference source not found</text:bookmark-ref></text:a>]. Other languages’ parameter is not specified.</text:p>
      <text:p text:style-name="P12">Query newQuery (Class cls);</text:p>
      <text:p text:style-name="P2">A14.5-5 [Construct a new query instance with the candidate class specified.]</text:p>
      <text:p text:style-name="P12">Query newQuery (Extent cln);</text:p>
      <text:p text:style-name="P2"><text:soft-page-break/>A14.5-6 [Construct a new query instance with the candidate <text:span text:style-name="T1">Extent</text:span> specified; the candidate class is taken from the <text:span text:style-name="T1">Extent</text:span>.]</text:p>
      <text:p text:style-name="P12">Query newQuery (Class cls, Collection cln);</text:p>
      <text:p text:style-name="P2">A14.5-7 [Construct a new query instance with the candidate class and candidate <text:span text:style-name="T1">Collection</text:span> specified.]</text:p>
      <text:p text:style-name="P12">Query newQuery (Class cls, String queryString);</text:p>
      <text:p text:style-name="P2">A14.5-8 [Construct a new query instance with the candidate class and query string specified] . The query string parameter might be the filter or the single string <text:span text:style-name="T6">representing the query [see section </text:span><text:a xlink:type="simple" xlink:href="#R-1076574"><text:bookmark-ref text:reference-format="text" text:ref-name="-1076574N">Error: Reference source not found</text:bookmark-ref></text:a><text:span text:style-name="T6">].</text:span></text:p>
      <text:p text:style-name="P12">Query newQuery (Class cls, Collection cln, String queryString);</text:p>
      <text:p text:style-name="P2">A14.5-9 [Construct a query instance with the candidate class, the candidate <text:span text:style-name="T1">Collection</text:span>, and query string specified] . The query string parameter might be the filter or the single string <text:span text:style-name="T6">representing the query [see section </text:span><text:a xlink:type="simple" xlink:href="#R-1076574"><text:bookmark-ref text:reference-format="text" text:ref-name="-1076574N">Error: Reference source not found</text:bookmark-ref></text:a><text:span text:style-name="T6">].</text:span></text:p>
      <text:p text:style-name="P12">Query newQuery (Extent cln, String queryString);</text:p>
      <text:p text:style-name="P2">A14.5-10 [Construct a new query instance with the candidate <text:span text:style-name="T1">Extent</text:span> and query string specified; the candidate class is taken from the <text:span text:style-name="T1">Extent</text:span>] . The query string parameter might be the filter or the single string <text:span text:style-name="T6">representing the query [see section </text:span><text:a xlink:type="simple" xlink:href="#R-1076574"><text:bookmark-ref text:reference-format="text" text:ref-name="-1076574N">Error: Reference source not found</text:bookmark-ref></text:a><text:span text:style-name="T6">].</text:span></text:p>
      <text:p text:style-name="P12">Query newNamedQuery (Class cls, String queryName);</text:p>
      <text:p text:style-name="P2">A14.5-12 [Construct a new query instance with the given candidate class from a named query.] The query name given must be the name of a query defined in metadata. The metadata is searched for the specified name. The extent, including subclasses, is the default for the candidate collection.</text:p>
      <text:p text:style-name="P2">A14.5-13 [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A14.5-14 [If the metadata for the named query is not found in the above, a JDOUserException is thrown.] </text:p>
      <text:p text:style-name="P2"><text:soft-page-break/>NOTE: If no class is provided as a parameter, the metadata must be in one of the top level locations or must have already been processed during loading of metadata for a class or interface whose metadata has been loaded.</text:p>
      <text:p text:style-name="P2">This resource name is loaded by one of the three class loaders used to resolve resource names (see <text:a xlink:type="simple" xlink:href="#R-1077223">Section </text:a><text:a xlink:type="simple" xlink:href="#R-1077223"><text:bookmark-ref text:reference-format="text" text:ref-name="-1077223S">Error: Reference source not found</text:bookmark-ref></text:a>). The loaded resource must contain the metadata definition of the query name. The schema for the loaded resource is the same as for the .jdo file.</text:p>
      <text:p text:style-name="P2">A14.5-15 [If the unmodifiable attribute is specified as or defaults to “false”, then the Query instance returned from this method can be modified by the application, just like any other Query instance.]</text:p>
      <text:p text:style-name="P2">A14.5-16 [Named queries must be compilable. Attempts to get a named query that cannot be compiled result in JDOUserException.] </text:p>
      <text:p text:style-name="P11"><draw:frame draw:style-name="fr1" draw:name="6" text:anchor-type="as-char" svg:width="2.7917in" svg:height="0.1346in" draw:z-index="0"><draw:image xlink:href="Pictures/2000000700000FB5000000C94FDA4EAC.wmf" xlink:type="simple" xlink:show="embed" xlink:actuate="onLoad"/></draw:frame></text:p>
      <text:h text:style-name="P27" text:outline-level="2">Query Interface</text:h>
      <text:p text:style-name="P12">package javax.jdo;</text:p>
      <text:p text:style-name="P3">public interface Query extends Serializable {</text:p>
      <text:p text:style-name="P13">A14.6-1 [The Query interface extends Serializable, so it should be possible to serialize an instance of Query.]</text:p>
      <text:p text:style-name="P12">String JDOQL = "javax.jdo.query.JDOQL";</text:p>
      <text:p text:style-name="P12">String SQL = "javax.jdo.query.SQL";</text:p>
      <text:h text:style-name="P30" text:outline-level="4"><text:tab/><text:tab/>Persistence Manager</text:h>
      <text:p text:style-name="P12">PersistenceManager getPersistenceManager();</text:p>
      <text:p text:style-name="P2">A14.6-2 [Return the associated <text:span text:style-name="T1">PersistenceManager</text:span> instance.] A14.6-3 [If this <text:span text:style-name="T1">Query</text:span> instance was restored from a serialized form, then <text:span text:style-name="T1">null</text:span> is returned. ]</text:p>
      <text:h text:style-name="P30" text:outline-level="4"><text:tab/><text:tab/>Fetch Plan </text:h>
      <text:p text:style-name="P12">FetchPlan getFetchPlan(); </text:p>
      <text:p text:style-name="P2">A14.6-21 [This method retrieves the fetch plan associated with the Query. It always returns the identical instance for the same Query instance. Any change made to the fetch plan affects subsequent query execution.] Fetch plan is described in <text:a xlink:type="simple" xlink:href="#R-1075182">Section </text:a><text:a xlink:type="simple" xlink:href="#R-1075182"><text:bookmark-ref text:reference-format="text" text:ref-name="-1075182S">Error: Reference source not found</text:bookmark-ref></text:a>.</text:p>
      <text:h text:style-name="P30" text:outline-level="4"><text:tab/><text:tab/>Query element binding</text:h>
      <text:p text:style-name="P2">The <text:span text:style-name="T1">Query</text:span> interface provides methods to bind required and other elements prior to execution.</text:p>
      <text:p text:style-name="P2">A14.6-15 [All of these methods replace the previously set query element, by the parameter. [The methods are not additive.] For example, if multiple variables are needed in the query, all of them must be specified in the same call to declareVariables.]</text:p>
      <text:p text:style-name="P12">void setClass (Class candidateClass);</text:p>
      <text:p text:style-name="P2">A14.6-4 [Bind the candidate class to the query instance.]</text:p>
      <text:p text:style-name="P12">void setCandidates (Collection candidateCollection);</text:p>
      <text:p text:style-name="P2"><text:soft-page-break/>A14.6-5 [Bind the candidate <text:span text:style-name="T1">Collection</text:span> to the query instance.]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2">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span text:style-name="T1">execute()</text:span>.</text:p>
      <text:p text:style-name="P2">If the candidates are not specified explicitly by newQuery, setCandidates(Collection), or setCandidates(Extent), then the candidate extent is the extent of instances of the candidate class in the datastore including subclasses. That is, the candidates are the result of getPersistenceManager().getExtent(candidateClass, true).</text:p>
      <text:p text:style-name="P12">void setCandidates (Extent candidateExtent);</text:p>
      <text:p text:style-name="P2">A14.6-6 [Bind the candidate <text:span text:style-name="T1">Extent</text:span> to the query instance.]</text:p>
      <text:p text:style-name="P12">void setFilter (String filter);</text:p>
      <text:p text:style-name="P2">A14.6-7 [Bind the query filter to the query instance.]</text:p>
      <text:p text:style-name="P12">void declareImports (String imports);</text:p>
      <text:p text:style-name="P2">A14.6-8 [Bind the import statements to the query instance.] All imports must be declared in the same method call, and the imports must be separated by semicolons.</text:p>
      <text:p text:style-name="P12">void declareVariables (String variables);</text:p>
      <text:p text:style-name="P2">A14.6-9 [Bind the variable types and names to the query instance.] This method defines the types and names of variables that will be used in the filter but not provided as values by the <text:span text:style-name="T1">execute</text:span> method.</text:p>
      <text:p text:style-name="P12">void declareParameters (String parameters);</text:p>
      <text:p text:style-name="P2">A14.6-10 [Bind the parameter statements to the query instance.] This method defines the parameter types and names that will be used by a subsequent <text:span text:style-name="T1">execute</text:span> method.</text:p>
      <text:p text:style-name="P12">void setOrdering (String ordering);</text:p>
      <text:p text:style-name="P2">A14.6-11 [Bind the ordering statements to the query instance.]</text:p>
      <text:p text:style-name="P12">void setResult (String result);</text:p>
      <text:p text:style-name="P2">A14.6-16 [Specify the results of the query if not instances of the candidate class.]</text:p>
      <text:p text:style-name="P12">void setGrouping (String grouping);</text:p>
      <text:p text:style-name="P2">A14.6-17 [Specify the grouping of results for aggregates.]</text:p>
      <text:p text:style-name="P12">void setUnique (boolean unique);</text:p>
      <text:p text:style-name="P2">A14.6-18 [Specify that there is a single result of the query.]</text:p>
      <text:p text:style-name="P12">void setResultClass (Class resultClass);</text:p>
      <text:p text:style-name="P2">A14.6-19 [Specify the class to be used to return result instances.]</text:p>
      <text:p text:style-name="P12"><text:bookmark text:name="X-101916953"/>setRange (long fromIncl, long toExcl);</text:p>
      <text:p text:style-name="P12"><text:bookmark text:name="X-101916955"/>setRange (String fromIncltoExcl);</text:p>
      <text:p text:style-name="P2"><text:soft-page-break/>A14.6-20 [Specify the number of instances to skip over and the maximum number of result instances to return.]</text:p>
      <text:p text:style-name="P12">void addSubquery (Query subquery, String variableDeclaration, </text:p>
      <text:p text:style-name="P12"><text:tab/>String candidateCollectionExpression);</text:p>
      <text:p text:style-name="P12">void addSubquery(String variableDeclaration, </text:p>
      <text:p text:style-name="P12"><text:tab/>Query subquery, String candidateCollectionExpr, String parameter);</text:p>
      <text:p text:style-name="P12">void addSubquery(String variableDeclaration, </text:p>
      <text:p text:style-name="P12"><text:tab/>Query subquery, String candidateCollectionExpr, String... parameters);</text:p>
      <text:p text:style-name="P12">void addSubquery(String variableDeclaration, </text:p>
      <text:p text:style-name="P12"><text:tab/>Query subquery, String candidateCollectionExpr, Map parameters);</text:p>
      <text:p text:style-name="P2">These methods specify a subquery to become part of this query.</text:p>
      <text:h text:style-name="P30" text:outline-level="4"><text:tab/><text:tab/><text:bookmark text:name="R-1095511T"/><text:bookmark text:name="R-1095511"/>Query options</text:h>
      <text:p text:style-name="P12">void setIgnoreCache (boolean flag);</text:p>
      <text:p text:style-name="P12">boolean getIgnoreCache ();</text:p>
      <text:p text:style-name="P2">A14.6-12 [Query.setIgnoreCache (boolean flag) sets the IgnoreCache option for queries.]</text:p>
      <text:p text:style-name="P2">A14.6-13 [Query.getIgnoreCache returns the current setting of the IgnoreCache option.]</text:p>
      <text:p text:style-name="P2">The <text:span text:style-name="T1">IgnoreCache</text:span>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30" text:outline-level="4"><text:tab/><text:tab/>Query modification</text:h>
      <text:p text:style-name="P3">void setUnmodifiable();</text:p>
      <text:p text:style-name="P3">boolean isUnmodifiable();</text:p>
      <text:p text:style-name="P2">A14.6-22 [The <text:span text:style-name="T1">Unmodifiable</text:span> option, when set, disallows further modification of the query, except for specifying the range, result class, and ignoreCache option.] </text:p>
      <text:h text:style-name="P30" text:outline-level="4"><text:span text:style-name="T4"><text:tab/><text:tab/></text:span><text:bookmark text:name="R-1083028T"/><text:bookmark text:name="R-1083028"/>Query evaluation</text:h>
      <text:p text:style-name="P2">This discussion covers queries constructed by one of these methods: newQuery(String singleStringQuery); newNamedQuery(Class candidateClass, String namedQueryName); or newQuery(“javax.jdo.query.JDOQL”, Object singleStringQuery).</text:p>
      <text:p text:style-name="P5">•<text:tab/>the candidate class cannot be overridden via <text:span text:style-name="T1">setClass</text:span> except where there is either an exact match of the name in the JDOQL query and the <text:span text:style-name="T1">setClass</text:span> parameter, or where the FROM clause is missing from the query string in the <text:span text:style-name="T1">newQuery</text:span> method. </text:p>
      <text:p text:style-name="P5">•<text:span text:style-name="T3"><text:tab/></text:span>A14.6-23 [the single string query is first parsed to yield the result, result class, filter, variable list, parameter list, import list, grouping, ordering, and range.</text:p>
      <text:p text:style-name="P5"><text:soft-page-break/>•<text:tab/>then, the values specified in APIs <text:span text:style-name="T1">setResult, setResultClass, setFilter, declareVariables, declareParamters, declareImports, setGrouping, setOrdering, </text:span>and<text:span text:style-name="T1"> setRange</text:span> override the corresponding settings from the single string query.]</text:p>
      <text:p text:style-name="P2">Evaluation of implicit parameters and variable declarations is done after applying overrides from APIs.</text:p>
      <text:h text:style-name="P30" text:outline-level="4"><text:tab/><text:tab/>Query compilation</text:h>
      <text:p text:style-name="P2">The <text:span text:style-name="T1">Query</text:span> interface provides a method to compile queries for subsequent execution. </text:p>
      <text:p text:style-name="P12">void compile();</text:p>
      <text:p text:style-name="P2">A14.6-14 [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 </text:p>
      <text:h text:style-name="P30" text:outline-level="4"><text:tab/><text:tab/>Serialize Access to Instances Read from the Datastore (SerializeRead)</text:h>
      <text:p text:style-name="P2">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2">Boolean getSerializeRead();</text:p>
      <text:p text:style-name="P2">A13.4.2-29 [The <text:span text:style-name="T1">SerializeRead</text:span> setting currently active is returned. </text:p>
      <text:p text:style-name="P12">void setSerializeRead(Boolean flag);</text:p>
      <text:p text:style-name="P2">A13.4.2-29 [The <text:span text:style-name="T1">SerializeRead</text:span> setting is replaced by the value of the parameter.</text:p>
      <text:h text:style-name="P24" text:outline-level="3">Query execution</text:h>
      <text:p text:style-name="P2">The <text:span text:style-name="T1">Query</text:span> interface provides methods that execute the query based on the parameters given. By default, they return an unmodifiable <text:span text:style-name="T1">List</text:span> which the user can iterate to get results. The user can specify the class of the result of executing a query. A14.6.1-7 [Executing any operation on the <text:span text:style-name="T1">List</text:span> that might change it throws <text:span text:style-name="T1">UnsupportedOperationException</text:span>.] The signature of the <text:span text:style-name="T1">execute</text:span> methods specifies that they return an <text:span text:style-name="T1">Object</text:span> that must be cast to the proper type by the user.</text:p>
      <text:p text:style-name="P2">Any parameters passed to the <text:span text:style-name="T1">execute</text:span>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A14.6.1-8 [If a persistent instance associated with another <text:span text:style-name="T1">PersistenceManager</text:span> is passed as a parameter, <text:span text:style-name="T1">JDOUserException</text:span> is thrown during <text:span text:style-name="T1">execute()</text:span>.]</text:p>
      <text:p text:style-name="P2">Queries may be constructed at any time before the <text:span text:style-name="T1">PersistenceManager</text:span> is closed, but may be executed only at certain times. A14.6.1-1 [If the <text:span text:style-name="T1">PersistenceManager</text:span> that constructed <text:soft-page-break/>the <text:span text:style-name="T1">Query</text:span> is closed, then the <text:span text:style-name="T1">execute</text:span> methods throw <text:span text:style-name="T1">JDOFatalUserException</text:span>.] A14.6.1-2 [If the <text:span text:style-name="T1">NontransactionalRead</text:span> property is <text:span text:style-name="T1">false</text:span>, and a transaction is not active, then the <text:span text:style-name="T1">execute</text:span> methods throw <text:span text:style-name="T1">JDOUserException</text:span>.]</text:p>
      <text:p text:style-name="P3">Object execute ();</text:p>
      <text:p text:style-name="P3">Object execute (Object p1);</text:p>
      <text:p text:style-name="P3">Object execute (Object p1, Object p2);</text:p>
      <text:p text:style-name="P12">Object execute (Object p1, Object p2, Object p3);</text:p>
      <text:p text:style-name="P2">A14.6.1-3 [The <text:span text:style-name="T1">execute</text:span> methods execute the query using the parameters and return the result, which by default is an unmodifiable <text:span text:style-name="T1">List</text:span> of instances that satisfy the boolean filter.] The result may be a large <text:span text:style-name="T1">List</text:span>, which should be iterated or possibly A14.6.1-4 [passed to another <text:span text:style-name="T1">Query</text:span>.] A14.6.1-9 [The <text:span text:style-name="T1">size()</text:span> method returns <text:span text:style-name="T1">Integer.MAX_VALUE</text:span> if the actual size of the result is not known] (for example, the <text:span text:style-name="T1">List</text:span> represents a cursored result); if the size of the result equals or exceeds <text:span text:style-name="T1">Integer.MAX_VALUE</text:span>; or if the range equals or exceeds <text:span text:style-name="T1">Integer.MAX_VALUE</text:span>.</text:p>
      <text:p text:style-name="P2">When using an <text:span text:style-name="T1">Extent</text:span> to define candidate instances, the contents of the extent are subject to the setting of the <text:span text:style-name="T1">ignoreCache</text:span> flag. A14.6.1-10 [With <text:span text:style-name="T1">ignoreCache</text:span> set to <text:span text:style-name="T1">false</text:span>:</text:p>
      <text:p text:style-name="P5">•<text:tab/>if instances were made persistent in the current transaction, the instances will be considered part of the candidate instances. </text:p>
      <text:p text:style-name="P5">•<text:tab/>if instances were deleted in the current transaction, the instances will not be considered part of the candidate instances.]</text:p>
      <text:p text:style-name="P5">•<text:tab/>modified instances will be evaluated using their current transactional values.</text:p>
      <text:p text:style-name="P2">With <text:span text:style-name="T1">ignoreCache</text:span> set to <text:span text:style-name="T1">true</text:span>:</text:p>
      <text:p text:style-name="P5">•<text:tab/>if instances were made persistent in the current transaction, the new instances might not be considered part of the candidate instances.</text:p>
      <text:p text:style-name="P5">•<text:tab/>if instances were deleted in the current transaction, the instances might or might not be considered part of the candidate instances.</text:p>
      <text:p text:style-name="P5">•<text:tab/>modified instances might be evaluated using their current transactional values or the values as they exist in the datastore, which might not reflect the current transactional values.</text:p>
      <text:p text:style-name="P2">Each parameter of the <text:span text:style-name="T1">execute</text:span>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2">Object executeWithMap (Map parameters);</text:p>
      <text:p text:style-name="P2">A14.6.1-5 [The <text:span text:style-name="T1">executeWithMap</text:span> method is similar to the <text:span text:style-name="T1">execute</text:span> method, but takes its parameters from a <text:span text:style-name="T1">Map</text:span> instance. The <text:span text:style-name="T1">Map</text:span> contains key/value pairs, in which the key is the declared parameter name, and the value is the value to use in the query for that parameter. Unlike <text:span text:style-name="T1">execute</text:span>, there is no limit on the number of parameters] . If implicit parameters are used, the keys in the map do not include the leading “:”.</text:p>
      <text:p text:style-name="P12">Object executeWithArray (Object... parameters);</text:p>
      <text:p text:style-name="P2">A14.6.1-6 [The <text:span text:style-name="T1">executeWithArray</text:span> method is similar to the <text:span text:style-name="T1">execute</text:span> method, but takes its parameters from an array instance. The array contains <text:span text:style-name="T1">Object</text:span>s, in which the positional <text:span text:style-name="T1">Object</text:span> <text:soft-page-break/>is the value to use in the query for that parameter. Unlike <text:span text:style-name="T1">execute</text:span>, there is no limit on the number of parameters.]</text:p>
      <text:h text:style-name="P30" text:outline-level="4"><text:tab/><text:tab/>Query Timeout</text:h>
      <text:p text:style-name="P2">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3">Integer getDatastoreReadTimeoutMillis();</text:p>
      <text:p text:style-name="P3">Integer getDatastoreWriteTimeoutMillis();</text:p>
      <text:p text:style-name="P2">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3">void setDatastoreReadTimeoutMillis(Integer timeoutMillis);</text:p>
      <text:p text:style-name="P3">void setDatastoreWriteTimeoutMillis(Integer timeoutMillis);</text:p>
      <text:p text:style-name="P2">A14.6.1-7 [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p>
      <text:p text:style-name="P2">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30" text:outline-level="4"><text:tab/><text:tab/>Query Cancel</text:h>
      <text:p text:style-name="P2">Queries might be canceled by a different thread from the thread currently executing the query. There is no requirement that the <text:span text:style-name="T1">Multithreaded</text:span> flag be set in order to invoke the cancel operation from a different thread.</text:p>
      <text:p text:style-name="P3">void cancelAll();</text:p>
      <text:p text:style-name="P3">void cancel(Thread thread);</text:p>
      <text:p text:style-name="P2">A14.6.1-8 [These methods cancel a running query (or queries). The thread that has its query canceled will throw a <text:span text:style-name="T1">JDOQueryInterruptedException</text:span>. </text:p>
      <text:p text:style-name="P2">If cancel is not supported (most likely due to the underlying implementation not supporting cancel) then <text:span text:style-name="T1">JDOUnsupportedOptionException</text:span> is thrown to the caller. ]</text:p>
      <text:h text:style-name="P24" text:outline-level="3"><text:bookmark text:name="R-1039921"/>Filter specification</text:h>
      <text:p text:style-name="P2">The filter specification is a <text:span text:style-name="T1">String</text:span> containing a boolean expression that is to be evaluated for each of the instances in the candidate collection. A14.6.2-1 [If the filter is not specified, then it defaults to <text:span text:style-name="T1">"true"</text:span>, and the input <text:span text:style-name="T1">Collection</text:span> is filtered only for class type.]</text:p>
      <text:p text:style-name="P2">A14.6.2-2 [An element of the candidate collection is returned in the result if:</text:p>
      <text:p text:style-name="P5">•<text:tab/>it is assignment compatible to the candidate <text:span text:style-name="T1">Class</text:span> of the <text:span text:style-name="T1">Query</text:span>; and</text:p>
      <text:p text:style-name="P5"><text:soft-page-break/>•<text:tab/>for all variables there exists a value for which the filter expression evaluates to <text:span text:style-name="T1">true</text:span>. The user may denote uniqueness in the filter expression by explicitly declaring an expression (for example, <text:span text:style-name="T1">e1 != e2)</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contains(e1) &amp; e1.dependents &gt; 1) &amp; (emps.contains(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contains(e1) &amp; e1.dependents &gt; 1) &amp; (emps.contains(e2) &amp; (e2.salary &gt; 30000 &amp; e1 != e2))"</text:span>.</text:p>
      <text:p text:style-name="P2">Rules for constructing valid expressions follow the Java language, except for these differences:</text:p>
      <text:p text:style-name="P5">•<text:span text:style-name="T3"><text:tab/></text:span>A14.6.2-3 [Equality and ordering comparisons between primitives and instances of wrapper classes are valid.] </text:p>
      <text:p text:style-name="P5">•<text:span text:style-name="T3"><text:tab/></text:span>A14.6.2-4 [Equality and ordering comparisons of <text:span text:style-name="T1">Date</text:span> fields and <text:span text:style-name="T1">Date</text:span> parameters are valid.]</text:p>
      <text:p text:style-name="P5">•<text:span text:style-name="T3"><text:tab/></text:span>A14.6.2-5 [Equality and ordering comparisons of <text:span text:style-name="T1">String</text:span> fields and <text:span text:style-name="T1">String</text:span> parameters are valid. The comparison is done according to an ordering not specified by JDO.] This allows an implementation to order according to a datastore-specified ordering, which might be locale-specific.</text:p>
      <text:p text:style-name="P5">•<text:span text:style-name="T3"><text:tab/></text:span>A14.6.2-6 [White space (non-printing characters space, tab, carriage return, and line feed) is a separator and is otherwise ignored.]</text:p>
      <text:p text:style-name="P5">•<text:span text:style-name="T3"><text:tab/></text:span>A14.6.2-7 [The assignment operators =, +=, etc. and pre- and post-increment and -decrement are not supported.] </text:p>
      <text:p text:style-name="P5">•<text:span text:style-name="T3"><text:tab/></text:span>A14.6.2-8 [Methods, including object construction, are not supported], except for <text:span text:style-name="T1">Collection</text:span>, <text:span text:style-name="T1">String</text:span>, and <text:span text:style-name="T1">Map</text:span> methods documented below. Implementations might choose to support non-mutating method calls as non-standard extensions. </text:p>
      <text:p text:style-name="P5">•<text:span text:style-name="T3"><text:tab/></text:span>A14.6.2-9 [Navigation through a null-valued field, which would throw <text:span text:style-name="T1">NullPointerException</text:span>, is treated as if the subexpression returned <text:span text:style-name="T1">false</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5">•<text:span text:style-name="T3"><text:tab/></text:span>A14.6.2-10 [Navigation through multi-valued fields (<text:span text:style-name="T1">Collection</text:span> types) is specified using a variable declaration and the <text:span text:style-name="T1">Collection.contains(Object o)</text:span> method.] </text:p>
      <text:p text:style-name="P5">•<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5">•<text:span text:style-name="T3"><text:tab/></text:span>A14.6.2-42 [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5"><text:soft-page-break/>•<text:tab/>String literals are allowed to be delimited by single quote marks or double quote marks. This allows String literal filters to use single quote marks instead of escaped double quote marks].</text:p>
      <text:p text:style-name="P2">Note that comparisons between floating point values are by nature inexact. Therefore, equality comparisons (== and !=) with floating point values should be used with caution. </text:p>
      <text:p text:style-name="P2">A14.6.2-11 [Identifiers in the expression are considered to be in the name space of the specified class, with the addition of declared imports, parameters and variables.] As in the Java language, A14.6.2-12 [<text:span text:style-name="T1">this</text:span> is a reserved word, and it refers to the element of the collection being evaluated.]</text:p>
      <text:p text:style-name="P2">A14.6.2-43 [Identifiers that are persistent field names or public final static field names are required to be supported by JDO implementations.] Other identifiers might be supported but are not required. Thus, portable queries must not use fields other than persistent or public final static field names in filter expressions. </text:p>
      <text:p text:style-name="P2">A14.6.2-13 [Navigation through single-valued fields is specified by the Java language syntax of <text:span text:style-name="T1">field_name.field_name.</text:span>...<text:span text:style-name="T1">.field_name</text:span>.] </text:p>
      <text:p text:style-name="P2">A JDO implementation is allowed to reorder the filter expression for optimization purposes. </text:p>
      <text:p text:style-name="P2">The following are minimum capabilities of the expressions that every implementation must support:</text:p>
      <text:p text:style-name="P5">•<text:tab/>operators applied to all types where they are defined in the Java language:</text:p>
      <text:p text:style-name="P8"> </text:p>
      <text:p text:style-name="P17">Table 4: Query Operators</text:p>
      <text:p text:style-name="P9"> </text:p>
      <table:table table:name="Table1" table:style-name="Table1">
        <table:table-column table:style-name="Table1.A"/>
        <table:table-column table:style-name="Table1.B"/>
        <table:table-header-rows>
          <table:table-row table:style-name="Table1.1">
            <table:table-cell table:style-name="Table1.A1" office:value-type="string">
              <text:p text:style-name="P18">Operator</text:p>
            </table:table-cell>
            <table:table-cell table:style-name="Table1.B1" office:value-type="string">
              <text:p text:style-name="P18">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9"><text:span text:style-name="T4">A14.6.2-14[</text:span>equal<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15[</text:span>not equal<text:span text:style-name="T4">]</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T4">A14.6.2-16[</text:span>greater than<text:span text:style-name="T4">]</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T4">A14.6.2-17[</text:span>less than<text:span text:style-name="T4">]</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T4">A14.6.2-18[</text:span>greater than or equal<text:span text:style-name="T4">]</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T4">A14.6.2-19[</text:span>less than or equal<text:span text:style-name="T4">]</text:span></text:p>
          </table:table-cell>
        </table:table-row>
        <table:table-row table:style-name="Table1.1">
          <table:table-cell table:style-name="Table1.A2" office:value-type="string">
            <text:p text:style-name="P19">&amp;</text:p>
          </table:table-cell>
          <table:table-cell table:style-name="Table1.B2" office:value-type="string">
            <text:p text:style-name="P19"><text:span text:style-name="T4">A14.6.2-20[</text:span>boolean logical AND (not bitwise)<text:span text:style-name="T4">]</text:span></text:p>
          </table:table-cell>
        </table:table-row>
        <table:table-row table:style-name="Table1.1">
          <table:table-cell table:style-name="Table1.A2" office:value-type="string">
            <text:p text:style-name="P19">&amp;&amp;</text:p>
          </table:table-cell>
          <table:table-cell table:style-name="Table1.B2" office:value-type="string">
            <text:p text:style-name="P19"><text:span text:style-name="T4">A14.6.2-21[</text:span>conditional AND<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2[</text:span>boolean logical OR (not bitwise)<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3[</text:span>conditional OR<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4[</text:span>integral unary bitwise complement<text:span text:style-name="T4">]</text:span></text:p>
          </table:table-cell>
        </table:table-row>
        <text:soft-page-break/>
        <table:table-row table:style-name="Table1.1">
          <table:table-cell table:style-name="Table1.A2" office:value-type="string">
            <text:p text:style-name="P19">+</text:p>
          </table:table-cell>
          <table:table-cell table:style-name="Table1.B2" office:value-type="string">
            <text:p text:style-name="P19"><text:span text:style-name="T4">A14.6.2-26[</text:span>binary addition<text:span text:style-name="T4">]</text:span>, <text:span text:style-name="T4">A14.6.2-25[</text:span>unary plus<text:span text:style-name="T4">]</text:span>, or String concatenation<text:span text:style-name="T4"> </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28[</text:span>binary subtraction<text:span text:style-name="T4">]</text:span> or <text:span text:style-name="T4">A14.6.2-29[</text:span>unary numeric sign inversion<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30[</text:span>times<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31[</text:span>divide by<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32[</text:span>logical complement<text:span text:style-name="T4">]</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T4">A14.6.2-40[</text:span>modulo operator<text:span text:style-name="T4">]</text:span></text:p>
          </table:table-cell>
        </table:table-row>
        <table:table-row table:style-name="Table1.1">
          <table:table-cell table:style-name="Table1.A2" office:value-type="string">
            <text:p text:style-name="P19">instanceof</text:p>
          </table:table-cell>
          <table:table-cell table:style-name="Table1.B2" office:value-type="string">
            <text:p text:style-name="P19"><text:span text:style-name="T4">A14.6.2-41[</text:span>instanceof operator<text:span text:style-name="T4">]</text:span></text:p>
          </table:table-cell>
        </table:table-row>
      </table:table>
      <text:p text:style-name="P8"> </text:p>
      <text:p text:style-name="P4">•<text:tab/>exceptions to the above:</text:p>
      <text:p text:style-name="P22">• <text:s/><text:span text:style-name="T4">A14.6.2-27 [</text:span>String concatenation is supported only for <text:span text:style-name="T2">String</text:span> + <text:span text:style-name="T2">String</text:span><text:span text:style-name="T4">]</text:span>, not <text:span text:style-name="T2">String</text:span> + <text:span text:style-name="T2">&lt;primitive&gt;</text:span>;</text:p>
      <text:p text:style-name="P5">•<text:span text:style-name="T3"><text:tab/></text:span>A14.6.2-37 [parentheses to explicitly mark operator precedence]</text:p>
      <text:p text:style-name="P5">•<text:span text:style-name="T3"><text:tab/></text:span>A14.6.2-38 [cast operator (class)]</text:p>
      <text:p text:style-name="P5">•<text:span text:style-name="T3"><text:tab/></text:span>A14.6.2-39 [promotion of numeric operands for comparisons]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2">• <text:s/>if either operand is of type <text:span text:style-name="T2">BigDecimal</text:span>, the other is converted to <text:span text:style-name="T2">BigDecimal</text:span>.</text:p>
      <text:p text:style-name="P22">•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2">• <text:s/>otherwise, if either operand is of type <text:span text:style-name="T2">BigInteger</text:span>, the other is converted to <text:span text:style-name="T2">BigInteger</text:span>.</text:p>
      <text:p text:style-name="P22">• <text:s/>otherwise, if either operand is of type <text:span text:style-name="T2">double</text:span>, the other is converted to <text:span text:style-name="T2">double</text:span>. </text:p>
      <text:p text:style-name="P22">• <text:s/>otherwise, if either operand is of type <text:span text:style-name="T2">float</text:span>, the other is converted to <text:span text:style-name="T2">float</text:span>. </text:p>
      <text:p text:style-name="P22">• <text:s/>otherwise, if either operand is of type <text:span text:style-name="T2">long</text:span>, the other is converted to <text:span text:style-name="T2">long</text:span>. </text:p>
      <text:p text:style-name="P22">• <text:s/>otherwise, both operands are converted to type <text:span text:style-name="T2">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5"><text:soft-page-break/>•<text:tab/>equality comparison among persistent instances of persistence-capable type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5">•<text:span text:style-name="T3"><text:tab/></text:span>A14.6.2-44 [comparisons between persistent and non-persistent instances return not equal.]</text:p>
      <text:p text:style-name="P5">•<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5">•<text:span text:style-name="T3"><text:tab/></text:span>A14.6.2-33 [<text:span text:style-name="T1">String</text:span> methods <text:span text:style-name="T1">startsWith</text:span> and <text:span text:style-name="T1">endsWith</text:span> support wild card queries but not in a portable way. JDO does not define any special semantic to the argument passed to the method; in particular, it does not define any wild card characters.] To achieve portable behavior, applications should use <text:span text:style-name="T1">matches(String)</text:span>.</text:p>
      <text:p text:style-name="P5">•<text:span text:style-name="T3"><text:tab/></text:span>A14.6.2-34, A14.6.2-35 [<text:span text:style-name="T1">Null</text:span>-valued fields of <text:span text:style-name="T1">Collection</text:span> types are treated as if they were empty if a method is called on them. In particular, [-34 they return <text:span text:style-name="T1">true</text:span> to <text:span text:style-name="T1">isEmpty</text:span>] and [-35 return <text:span text:style-name="T1">false</text:span> to all <text:span text:style-name="T1">contains</text:span> methods.] A14.6.2-36 [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31" text:outline-level="4"><text:tab/><text:tab/>Methods</text:h>
      <text:p text:style-name="P2">The following methods are supported for their specific types, with semantics as defined by the Java language:</text:p>
      <text:p text:style-name="P8"> </text:p>
      <text:p text:style-name="P17"><text:bookmark text:name="R-1087957S"/>Table 5: <text:bookmark text:name="R-1087957"/>Query Methods<text:span text:style-name="T5">175</text:span></text:p>
      <text:p text:style-name="P9"> </text:p>
      <table:table table:name="Table2" table:style-name="Table2">
        <table:table-column table:style-name="Table2.A"/>
        <table:table-column table:style-name="Table2.B"/>
        <table:table-header-rows>
          <table:table-row table:style-name="Table2.1">
            <table:table-cell table:style-name="Table2.A1" office:value-type="string">
              <text:p text:style-name="P18">Method</text:p>
            </table:table-cell>
            <table:table-cell table:style-name="Table2.B1" office:value-type="string">
              <text:p text:style-name="P18">Description</text:p>
            </table:table-cell>
          </table:table-row>
        </table:table-header-rows>
        <table:table-row table:style-name="Table2.1">
          <table:table-cell table:style-name="Table2.A2" office:value-type="string">
            <text:p text:style-name="P19"><text:span text:style-name="T4">A14.6.2-45[</text:span>contains(Object)</text:p>
          </table:table-cell>
          <table:table-cell table:style-name="Table2.B2" office:value-type="string">
            <text:p text:style-name="P19">applies to Collection types<text:span text:style-name="T4">]</text:span></text:p>
          </table:table-cell>
        </table:table-row>
        <table:table-row table:style-name="Table2.1">
          <table:table-cell table:style-name="Table2.A2" office:value-type="string">
            <text:p text:style-name="P19"><text:span text:style-name="T4">A14.6.2-46[</text:span>get(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containsKey(Object)</text:p>
          </table:table-cell>
          <table:table-cell table:style-name="Table2.B2" office:value-type="string">
            <text:p text:style-name="P19">applies to Map types</text:p>
          </table:table-cell>
        </table:table-row>
        <text:soft-page-break/>
        <table:table-row table:style-name="Table2.1">
          <table:table-cell table:style-name="Table2.A2" office:value-type="string">
            <text:p text:style-name="P19">containsValue(Object)</text:p>
          </table:table-cell>
          <table:table-cell table:style-name="Table2.B2" office:value-type="string">
            <text:p text:style-name="P19">applies to Map types<text:span text:style-name="T4">]</text:span></text:p>
          </table:table-cell>
        </table:table-row>
        <table:table-row table:style-name="Table2.1">
          <table:table-cell table:style-name="Table2.A2" office:value-type="string">
            <text:p text:style-name="P19"><text:span text:style-name="T4">A14.6.2-45[</text:span>isEmpty()</text:p>
          </table:table-cell>
          <table:table-cell table:style-name="Table2.B2" office:value-type="string">
            <text:p text:style-name="P19">applies to Map and Collection types<text:span text:style-name="T4">]</text:span></text:p>
          </table:table-cell>
        </table:table-row>
        <table:table-row table:style-name="Table2.1">
          <table:table-cell table:style-name="Table2.A2" office:value-type="string">
            <text:p text:style-name="P19">size()</text:p>
          </table:table-cell>
          <table:table-cell table:style-name="Table2.B2" office:value-type="string">
            <text:p text:style-name="P19">applies to Map and Collection types</text:p>
          </table:table-cell>
        </table:table-row>
        <table:table-row table:style-name="Table2.1">
          <table:table-cell table:style-name="Table2.A2" office:value-type="string">
            <text:p text:style-name="P19"><text:span text:style-name="T4">A14.6.2-47[</text:span>toLowerCase()</text:p>
          </table:table-cell>
          <table:table-cell table:style-name="Table2.B2" office:value-type="string">
            <text:p text:style-name="P19">applies to String type</text:p>
          </table:table-cell>
        </table:table-row>
        <table:table-row table:style-name="Table2.1">
          <table:table-cell table:style-name="Table2.A2" office:value-type="string">
            <text:p text:style-name="P19">toUpperCase()</text:p>
          </table:table-cell>
          <table:table-cell table:style-name="Table2.B2" office:value-type="string">
            <text:p text:style-name="P19">applies to String type</text:p>
          </table:table-cell>
        </table:table-row>
        <table:table-row table:style-name="Table2.1">
          <table:table-cell table:style-name="Table2.A2" office:value-type="string">
            <text:p text:style-name="P19">indexOf(String)</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indexOf(String, int)</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matches(String)</text:p>
          </table:table-cell>
          <table:table-cell table:style-name="Table2.B2" office:value-type="string">
            <text:p text:style-name="P19">applies to String type; 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19">substring(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substring(int, 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startsWith(String)</text:p>
          </table:table-cell>
          <table:table-cell table:style-name="Table2.B2" office:value-type="string">
            <text:p text:style-name="P19">applies to String type</text:p>
          </table:table-cell>
        </table:table-row>
        <text:soft-page-break/>
        <table:table-row table:style-name="Table2.1">
          <table:table-cell table:style-name="Table2.A2" office:value-type="string">
            <text:p text:style-name="P19">endsWith(String)</text:p>
          </table:table-cell>
          <table:table-cell table:style-name="Table2.B2" office:value-type="string">
            <text:p text:style-name="P19">applies to String type<text:span text:style-name="T4">]</text:span></text:p>
          </table:table-cell>
        </table:table-row>
        <table:table-row table:style-name="Table2.1">
          <table:table-cell table:style-name="Table2.A2" office:value-type="string">
            <text:p text:style-name="P19"><text:span text:style-name="T4">A14.6.2-48[</text:span>Math.abs(numeric)</text:p>
          </table:table-cell>
          <table:table-cell table:style-name="Table2.B2" office:value-type="string">
            <text:p text:style-name="P19">static method in java.lang.Math, applies to types of float, double, int, and long</text:p>
          </table:table-cell>
        </table:table-row>
        <table:table-row table:style-name="Table2.1">
          <table:table-cell table:style-name="Table2.A2" office:value-type="string">
            <text:p text:style-name="P19">Math.sqrt(numeric)</text:p>
          </table:table-cell>
          <table:table-cell table:style-name="Table2.B2" office:value-type="string">
            <text:p text:style-name="P19">static method in java.lang.Math, applies to double type<text:span text:style-name="T4">]</text:span></text:p>
          </table:table-cell>
        </table:table-row>
        <table:table-row table:style-name="Table2.1">
          <table:table-cell table:style-name="Table2.A2" office:value-type="string">
            <text:p text:style-name="P19"><text:span text:style-name="T4">A14.6.2-49[</text:span>JDOHelper.getObjectId(Object)</text:p>
          </table:table-cell>
          <table:table-cell table:style-name="Table2.B2" office:value-type="string">
            <text:p text:style-name="P19">static method in JDOHelper, allows using the object identity of an instance directly in a query.<text:span text:style-name="T4">]</text:span></text:p>
          </table:table-cell>
        </table:table-row>
      </table:table>
      <text:p text:style-name="P8"> </text:p>
      <text:h text:style-name="P29" text:outline-level="4"><text:tab/><text:tab/>Subqueries</text:h>
      <text:p text:style-name="P12">void addSubquery (Query subquery, String variableDeclaration, </text:p>
      <text:p text:style-name="P12"><text:tab/>String candidateCollectionExpression);</text:p>
      <text:p text:style-name="P2">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2">A14.6.2-50[The <text:span text:style-name="T1">Query</text:span> parameter instance is unmodified as a result of the <text:span text:style-name="T1">addSubquery</text:span>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p>
      <text:p text:style-name="P2">The <text:span text:style-name="T1">variableDeclaration</text:span> parameter is the name of the variable containing the results of the subquery execution. A14.6.2-51[If the same value of <text:span text:style-name="T1">variableDeclaration</text:span> is used to add multiple subqueries, the subquery replaces the previous subquery for the same named variable] A14.6.2-52[If the subquery parameter is <text:span text:style-name="T1">null</text:span>, the variable is unset, effectively making the variable named in the <text:span text:style-name="T1">variableDeclaration</text:span> unbound] A14.6.2-53[If the trimmed value is the empty <text:span text:style-name="T1">String</text:span>, or the parameter is null, then <text:span text:style-name="T1">JDOUserException</text:span> is thrown.]</text:p>
      <text:p text:style-name="P2">A14.6.2-54[The <text:span text:style-name="T1">candidateCollectionExpression</text:span>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p>
      <text:h text:style-name="P30" text:outline-level="4"><text:soft-page-break/><text:tab/><text:tab/>Non-correlated subqueries</text:h>
      <text:p text:style-name="P2">A14.6.2-55[If the subquery has no references to expressions in the outer query the subquery is non-correlated.]</text:p>
      <text:p text:style-name="P2">For example, to find employees who work more than the average of all employees,</text:p>
      <text:p text:style-name="P14">Query sub = pm.newQuery(Employee.class);</text:p>
      <text:p text:style-name="P14">sub.setResult("avg(this.weeklyhours)");</text:p>
      <text:p text:style-name="P14">Query q = pm.newQuery(Employee.class);</text:p>
      <text:p text:style-name="P14">q.setFilter("this.weeklyHours &gt; averageWeeklyhours");</text:p>
      <text:p text:style-name="P14">q.addSubquery(sub, "double averageWeeklyhours", null);</text:p>
      <text:p text:style-name="P2"/>
      <text:h text:style-name="P30" text:outline-level="4"><text:bookmark text:name="X-102010335"/><text:tab/><text:tab/>Correlated subqueries</text:h>
      <text:p text:style-name="P2">A14.6.2-56[A correlated subquery is a subquery which contains references to expressions in the outer query. If the correlation can be expressed as a restriction of the candidate collection of the subquery, no parameters are needed. ]</text:p>
      <text:p text:style-name="P2">For example, to find employees who work more than the average of their department employees:</text:p>
      <text:p text:style-name="P14">Query sub = pm.newQuery(Employee.class);</text:p>
      <text:p text:style-name="P14">sub.setResult("avg(this.weeklyhours)");</text:p>
      <text:p text:style-name="P14">Query q = pm.newQuery(Employee.class);</text:p>
      <text:p text:style-name="P14">q.setFilter("this.weeklyhours&gt; averageWeeklyhours");</text:p>
      <text:p text:style-name="P14">q.addSubquery(sub, "double averageWeeklyhours", "this.department.employees");</text:p>
      <text:p text:style-name="P2"/>
      <text:p text:style-name="P2">A14.6.2-57[If the correlation cannot be expressed as a restriction of the candidate collection, the correlation is expressed as one or more parameters in the subquery which are bound to expressions of the outer query. ]</text:p>
      <text:p text:style-name="P12">void addSubquery(String variableDeclaration, </text:p>
      <text:p text:style-name="P12"><text:tab/>Query subquery, String candidateCollectionExpr, String parameter);</text:p>
      <text:p text:style-name="P12">void addSubquery(String variableDeclaration, </text:p>
      <text:p text:style-name="P12"><text:tab/>Query subquery, String candidateCollectionExpr, String... parameters);</text:p>
      <text:p text:style-name="P12">void addSubquery(String variableDeclaration, </text:p>
      <text:p text:style-name="P12"><text:tab/>Query subquery, String candidateCollectionExpr, Map parameters);</text:p>
      <text:p text:style-name="P2">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2"><text:soft-page-break/>For example, to find employees who work more than the average of the employees in their department having the same manager:</text:p>
      <text:p text:style-name="P14">Query sub = pm.newQuery(Employee.class);</text:p>
      <text:p text:style-name="P14">sub.setResult("avg(this.weeklyhours)");</text:p>
      <text:p text:style-name="P14">sub.setFilter("this.manager == :manager");</text:p>
      <text:p text:style-name="P14">Query q = pm.newQuery(Employee.class);</text:p>
      <text:p text:style-name="P14">q.setFilter("this.weeklyHours &gt; averageWeeklyhours");</text:p>
      <text:p text:style-name="P14">q.addSubquery(sub, "double averageWeeklyhours", "this.department.employees", "this.manager");</text:p>
      <text:p text:style-name="P14"/>
      <text:p text:style-name="P2">The parameter in the subquery “<text:span text:style-name="T1">:manager</text:span>” is bound to the expression “<text:span text:style-name="T1">this.manager</text:span>” in the context of the outer query.</text:p>
      <text:h text:style-name="P25" text:outline-level="3"><text:bookmark text:name="R-1054559"/>Parameter declaration</text:h>
      <text:p text:style-name="P2">The parameter declaration is a <text:span text:style-name="T1">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A14.6.3-1[If a parameter type is specified as a primitive, the parameter value passed to <text:span text:style-name="T1">execute()</text:span> must not be null or a JDOUserException is thrown.]</text:p>
      <text:p text:style-name="P2">A14.6.3-2[Parameters must all be declared explicitly via declareParameters or all be declared implicitly in the filter.] A14.6.3-3[Parameters implicitly declared (in the result, filter, ordering, grouping, or range) are identified by prepending a "<text:span text:style-name="T1">:</text:span>" to the parameter everywhere it appears. All parameter types can be determined by one of the following techniques:]</text:p>
      <text:p text:style-name="P5">•<text:tab/>the parameter is used as the right hand side or left hand side of a boolean operator (&lt;, &lt;=, ==, &gt;=, or &gt;) and the other side is strongly typed, or</text:p>
      <text:p text:style-name="P5">•<text:tab/>the parameter is used in a method from <text:a xlink:type="simple" xlink:href="#R-1087957">Table </text:a><text:a xlink:type="simple" xlink:href="#R-1087957"><text:bookmark-ref text:reference-format="text" text:ref-name="-1087957N">Error: Reference source not found</text:bookmark-ref></text:a><text:a xlink:type="simple" xlink:href="#R-1087957"> on page 175</text:a> directly as either a parameter or the object on which the method is called, and the type can be determined from the context of the method, or</text:p>
      <text:p text:style-name="P5">•<text:tab/>the parameter is explicitly cast using the cast operator and the cast is identical everywhere the parameter appears.</text:p>
      <text:h text:style-name="P31" text:outline-level="4"><text:tab/><text:tab/>Implicit parameter declaration</text:h>
      <text:p text:style-name="P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24" text:outline-level="3"><text:bookmark text:name="R-1083126"/>Import statements</text:h>
      <text:p text:style-name="P2">The import statements follow the Java syntax for import statements. Import statements are separated by semicolons. Import on demand is supported. Classes in java.lang and javax.jdo are automatically imported.</text:p>
      <text:h text:style-name="P24" text:outline-level="3"><text:bookmark text:name="R-1044915"/>Variable declaration</text:h>
      <text:p text:style-name="P2">The type declarations follow the Java syntax for local variable declarations. Variable declarations are separated by semicolons.</text:p>
      <text:p text:style-name="P2"><text:soft-page-break/>A14.6.5-1 [A variable that is not constrained with an explicit contains clause is constrained by the extent of the persistence capable class (including subclasses).] A14.6.5-2 [If the class does not manage an Extent, then no results will satisfy the query.]</text:p>
      <text:p text:style-name="P2">If the query result uses a variable, the variable must not be constrained by an extent. Further, each side of an "OR" expression must constrain the variable using a contains clause.</text:p>
      <text:p text:style-name="P2">A portable query will constrain all variables with a <text:span text:style-name="T1">contains</text:span> clause in each side of an “OR” expression of the filter where the variable is used. Further, each variable must either be used in the query result or its <text:span text:style-name="T1">contains</text:span> clause must be the left expression of an “AND” expression where the variable is used in the right expression. That is, for each occurrence of an expression in the filter using the variable, there is a <text:span text:style-name="T1">contains</text:span> clause “ANDed” with the expression that constrains the possible values by the elements of a collection.</text:p>
      <text:p text:style-name="P2">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2">If the expression is negated, then “!(emps.contains(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contains clause.</text:p>
      <text:h text:style-name="P30" text:outline-level="4"><text:tab/><text:tab/>Implicit variable declaration</text:h>
      <text:p text:style-name="P2">The variable declaration is unnecessary if all variables are implicitly declared. A14.6.5-3 [All variables must be explicitly declared, or all variables must be implicitly declared.]</text:p>
      <text:p text:style-name="P2">A14.6.5-4 [Names in the filter are treated as parameters if they are explicitly declared via declareParameters or if they begin with “:”.</text:p>
      <text:p text:style-name="P2">Names are treated as variable names if they are explicitly declared via declareVariables.</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p>
      <text:p text:style-name="P2">Variables must be typed. Implicitly defined variables are typed according to the following:</text:p>
      <text:p text:style-name="P5">•<text:tab/>if the variable is the parameter of a <text:span text:style-name="T1">contains</text:span> method, the type is the element type of the collection; or</text:p>
      <text:p text:style-name="P5">•<text:tab/>if the variable is the parameter of a <text:span text:style-name="T1">containsKey</text:span> method, the type is the key type of the map; or</text:p>
      <text:p text:style-name="P5">•<text:tab/>if the variable is the parameter of a <text:span text:style-name="T1">containsValue</text:span> method, the type is the value type of the map; or</text:p>
      <text:p text:style-name="P5">•<text:tab/>if the variable is not constrained by a <text:span text:style-name="T1">contains</text:span>, <text:span text:style-name="T1">containsKey</text:span>, or <text:span text:style-name="T1">containsValue</text:span> method, the variable must be typed by an explicit cast the first time the variable appears in the filter.</text:p>
      <text:h text:style-name="P26" text:outline-level="3"><text:bookmark text:name="R-1017852"/><text:soft-page-break/>Ordering statement</text:h>
      <text:p text:style-name="P2">A14.6.6-1 [The ordering statement is a <text:span text:style-name="T1">String</text:span> containing one or more ordering declarations separated by commas. Each ordering declaration is a Java expression of an orderable type:</text:p>
      <text:p text:style-name="P5">•<text:tab/>primitives (<text:span text:style-name="T1">boolean</text:span> is non-portable);</text:p>
      <text:p text:style-name="P5">•<text:tab/>wrappers (<text:span text:style-name="T1">Boolean</text:span> is non-portable);</text:p>
      <text:p text:style-name="P5">•<text:span text:style-name="T1"><text:tab/>BigDecimal</text:span>; </text:p>
      <text:p text:style-name="P5">•<text:span text:style-name="T1"><text:tab/>BigInteger</text:span>; </text:p>
      <text:p text:style-name="P5">•<text:span text:style-name="T1"><text:tab/>String</text:span>;</text:p>
      <text:p text:style-name="P6">•<text:tab/>Date</text:p>
      <text:p text:style-name="P2">followed by one of the following words: “<text:span text:style-name="T1">ascending</text:span>”, “<text:span text:style-name="T1">descending</text:span>”,“<text:span text:style-name="T1">asc</text:span>”, or “<text:span text:style-name="T1">desc</text:span>”.</text:p>
      <text:p text:style-name="P2">Ordering might be specified including navigation. The name of the field to be used in ordering via navigation through single-valued fields is specified by the Java language syntax of <text:span text:style-name="T1">field_name.field_name</text:span>...<text:span text:style-name="T1">.field_name</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Ordering of boolean fields, if supported by the implementation, is false before true, unless descending is specified. Ordering of null-valued Boolean fields is as above.</text:p>
      <text:h text:style-name="P24" text:outline-level="3">Closing Query results</text:h>
      <text:p text:style-name="P2">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P3">void close (Object queryResult);</text:p>
      <text:p text:style-name="P2">A14.6.7-1 [This method closes the result of one <text:span text:style-name="T1">execute(...)</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p>
      <text:p text:style-name="P12">void closeAll ();</text:p>
      <text:p text:style-name="P2">A14.6.7-2 [This method closes all results of <text:span text:style-name="T1">execute(...)</text:span> methods on this <text:span text:style-name="T1">Query</text:span> instance, as above. The <text:span text:style-name="T1">Query</text:span> instance is still valid and can still be used.]</text:p>
      <text:h text:style-name="P24" text:outline-level="3"><text:bookmark text:name="R-1067615"/>Limiting the Cardinality of the Query Result</text:h>
      <text:p text:style-name="P2">The application may want to skip some number of results that may have been previously returned, and additionally may want to limit the number of instances returned from a query. The parameters <text:soft-page-break/>are modeled after String.getChars and are 0-origin. The parameters are not saved if the query is serialized. The default range for query execution if this method is not called are (0, Long.MAX_VALUE).</text:p>
      <text:p text:style-name="P2">A14.6.8-1 [setRange(long fromIncl, long toExcl);]</text:p>
      <text:p text:style-name="P2">The fromIncl parameter is the number of instances of the query result to skip over before returning the <text:span text:style-name="T1">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A14.6.8-2 [If ((toExcl - fromIncl)&lt;= 0) evaluates to true , </text:p>
      <text:p text:style-name="P5">•<text:tab/>if the result of the query execution is a <text:span text:style-name="T1">List</text:span>, the returned <text:span text:style-name="T1">List</text:span> contains no instances, and an <text:span text:style-name="T1">Iterator</text:span> obtained from the <text:span text:style-name="T1">List</text:span> returns <text:span text:style-name="T1">false</text:span> to <text:span text:style-name="T1">hasNext()</text:span>.</text:p>
      <text:p text:style-name="P5">•<text:tab/>if the result of the query execution is a single instance (<text:span text:style-name="T1">setUnique(true)</text:span>), it will have a value of <text:span text:style-name="T1">null</text:span>.]</text:p>
      <text:p text:style-name="P2">A14.6.8-3 [setRange(String range);]</text:p>
      <text:p text:style-name="P2">When using the string form of setRange both parameter values are specified either as numbers or as parameters. The fromIncl and toExcl values are comma separated and evaluated as either long values or as parameter names (beginning with “:”). For example, setRange(“:fromRange, :toRange”) or setRange(“100, 130”).</text:p>
      <text:h text:style-name="P24" text:outline-level="3"><text:bookmark text:name="R-1017884"/>Specifying the Result of a Query (Projections, Aggregates)</text:h>
      <text:p text:style-name="P2">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2">void setResult(String result);</text:p>
      <text:p text:style-name="P2">The result parameter consists of the optional keyword distinct followed by a comma-separated list of named result expressions or a constructor expression. </text:p>
      <text:p text:style-name="P2">A constructor expression consists of the keyword new followed by the name of a result class and a comma-separated parenthesis-enclosed list of named result expressions. See <text:a xlink:type="simple" xlink:href="#R-1060032"><text:bookmark-ref text:reference-format="text" text:ref-name="-1060032N">Error: Reference source not found</text:bookmark-ref></text:a> for a detailed description of the constructor expression.</text:p>
      <text:h text:style-name="P30" text:outline-level="4"><text:tab/><text:tab/>Distinct results</text:h>
      <text:p text:style-name="P2">A14.6.9-1 [If distinct is specified, the query result does not include any duplicates. If the result parameter specifies more than one result expression, duplicates are those with matching values for each result expression.]</text:p>
      <text:p text:style-name="P2">A14.6.9-2 [Queries against an extent always consider only distinct candidate instances, regardless of whether distinct is specified. Queries against a collection might contain duplicate candidate instances; the distinct keyword removes duplicates from the candidate collection in this case.]</text:p>
      <text:p text:style-name="P2">A14.6.9-3 [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text:soft-page-break/>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p>
      <text:p text:style-name="P2">The distinct specification requires removing duplicates from projected expressions.</text:p>
      <text:p text:style-name="P2">A14.6.9-4 [If any result is a navigational expression, and a non-terminal field or variable has a null value for a particular set of conditions (the result calculation would throw NullPointerException), then the result is null for that result expressio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A14.6.9-5 [The result expressions include:</text:p>
      <text:p text:style-name="P5">•<text:tab/>“<text:span text:style-name="T1">this</text:span>”: indicates that the candidate instance is returned</text:p>
      <text:p text:style-name="P5">•<text:tab/>&lt;field&gt;: this indicates that a field is returned as a value; the field might be in the candidate class or in a class referenced by a variable</text:p>
      <text:p text:style-name="P5">•<text:tab/>&lt;variable&gt;: this indicates that a variable’s value is returned as a persistent instance</text:p>
      <text:p text:style-name="P5">•<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2">•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2">• <text:s/><text:span text:style-name="T1">sum</text:span>(&lt;numeric field expression&gt;): the sum of field expressions is returned; the expression is preceded by an optional "distinct"</text:p>
      <text:p text:style-name="P22">• <text:s/><text:span text:style-name="T1">min</text:span>(&lt;orderable field expression&gt;): the minimum value of the field expression is returned</text:p>
      <text:p text:style-name="P22">• <text:s/><text:span text:style-name="T1">max</text:span>(&lt;orderable field expression&gt;): the maximum value of the field expression is returned</text:p>
      <text:p text:style-name="P22">• <text:s/><text:span text:style-name="T1">avg</text:span>(&lt;numeric field expression&gt;): the average value of all field expressions is returned; the expression is preceded by an optional "distinct"</text:p>
      <text:p text:style-name="P5">•<text:tab/>&lt;field expression&gt;: the value of an expression using any of the operators allowed in queries applied to fields is returned</text:p>
      <text:p text:style-name="P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5">•<text:tab/>&lt;parameter&gt;: one of the parameters provided to the query.</text:p>
      <text:p text:style-name="P2">The result expression can be explicitly cast using the (cast) operator.]</text:p>
      <text:h text:style-name="P30" text:outline-level="4"><text:tab/><text:tab/>Named Result Expressions</text:h>
      <text:p text:style-name="P2">&lt;result expression&gt; as &lt;name&gt;: identify the &lt;result expression&gt; (any of the result expressions specified above) as a named element for the purpose of matching a method or field name in the result class.</text:p>
      <text:p text:style-name="P2"><text:soft-page-break/>If the name is not specified explicitly, the default for name is the expression itself.</text:p>
      <text:h text:style-name="P30" text:outline-level="4"><text:tab/><text:tab/>Aggregate Types</text:h>
      <text:p text:style-name="P2">A14.6.9-6 [Count returns Long.</text:p>
      <text:p text:style-name="P2">Sum returns Long for integral types and the field’s type for other Number types (BigDecimal, BigInteger, Float, and Double). Sum and avg are invalid if applied to non-Number types.</text:p>
      <text:p text:style-name="P2">Avg, min, and max return the type of the expression.] </text:p>
      <text:p text:style-name="P2">If there are no instances that match the filter,</text:p>
      <text:p text:style-name="P5">•<text:span text:style-name="T1"><text:tab/>count</text:span> returns 0;</text:p>
      <text:p text:style-name="P5">•<text:span text:style-name="T1"><text:tab/>avg</text:span>, <text:span text:style-name="T1">sum</text:span>, <text:span text:style-name="T1">min</text:span>, and <text:span text:style-name="T1">max</text:span> return <text:span text:style-name="T1">null</text:span>.</text:p>
      <text:p text:style-name="P2">If null values are aggregated, they do not participate in the aggregate result. If all of the expressions to be aggregated evaluate to null, the result is the same as if there were no instances that match the filter. </text:p>
      <text:h text:style-name="P30" text:outline-level="4"><text:tab/><text:tab/>Primitive Types</text:h>
      <text:p text:style-name="P2">If a result expression has a primitive type, its value is returned as an instance of the corresponding java wrapper class.</text:p>
      <text:h text:style-name="P30" text:outline-level="4"><text:tab/><text:tab/>Null Results</text:h>
      <text:p text:style-name="P2">A14.6.9-7 [If the returned value from a query specifying a result is null, this indicates that the expression specified as the result was null.] Note that the semantics of this result are different from the returned value where no instances satisfied the filter.</text:p>
      <text:h text:style-name="P30" text:outline-level="4"><text:tab/><text:tab/>Default Result</text:h>
      <text:p text:style-name="P2">A14.6.9-8 [If not specified, the result defaults to “distinct this as C”] where C is the unqualified name of the candidate class. For example, the default result specification for a query where the candidate class is com.acme.hr.Employee is “distinct this as Employee”.</text:p>
      <text:h text:style-name="P30" text:outline-level="4"><text:tab/><text:tab/>Projected Second Class Result</text:h>
      <text:p text:style-name="P2">A14.6.9-9 [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p>
      <text:h text:style-name="P24" text:outline-level="3"><text:bookmark text:name="R-1096377"/>Grouping Aggregate Results</text:h>
      <text:p text:style-name="P2">Aggregates are most useful if they can be grouped based on an element of the result. Grouping is required if there are aggregate expressions in the result.</text:p>
      <text:p text:style-name="P12">void setGrouping(String grouping);</text:p>
      <text:p text:style-name="P2">The grouping parameter consists of one or more expressions separated by commas followed by an optional “having” followed by one Boolean expression. </text:p>
      <text:p text:style-name="P2">A14.6.10-1 [When grouping is specified, each result expression must be one of:</text:p>
      <text:p text:style-name="P5">•<text:tab/>an expression contained in the grouping expression; or,</text:p>
      <text:p text:style-name="P5">•<text:tab/>an aggregate expression evaluated once per group.] </text:p>
      <text:p text:style-name="P2">A14.6.10-3 [When grouping is specified with ordering, each ordering expression must be one of:</text:p>
      <text:p text:style-name="P5"><text:soft-page-break/>•<text:tab/>an expression contained in the grouping expression; or,</text:p>
      <text:p text:style-name="P5">•<text:tab/>an aggregate expression evaluated once per group.] </text:p>
      <text:p text:style-name="P2">The query groups all elements where all expressions specified in setGrouping have the same values. The query result consists of one element per group.</text:p>
      <text:p text:style-name="P2">A14.6.10-2 [When “having” is specified, the “having” expression consists of arithmetic and boolean expressions containing expressions that are either aggregate expressions or contained in a grouping expression.] </text:p>
      <text:h text:style-name="P24" text:outline-level="3">Specifying Uniqueness of the Query Result</text:h>
      <text:p text:style-name="P2">If the application knows that there can be exactly zero or one instance returned from a query, the result of the query is most conveniently returned as an instance (possibly null) instead of a <text:span text:style-name="T1">List</text:span>. </text:p>
      <text:p text:style-name="P12">void setUnique(boolean unique);</text:p>
      <text:p text:style-name="P2">A14.6.11-1 [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p>
      <text:h text:style-name="P30" text:outline-level="4"><text:tab/><text:tab/>Default Unique setting</text:h>
      <text:p text:style-name="P2">A14.6.11-2 [The default Unique setting is true for aggregate results without a grouping expression, and false otherwise.]</text:p>
      <text:h text:style-name="P24" text:outline-level="3"><text:bookmark text:name="R-1060032"/>Specifying the Class of the Result</text:h>
      <text:p text:style-name="P2">The application may have a user-defined class that best represents the results of a query. In this case, the application can specify that instances of this class should be returned.</text:p>
      <text:p text:style-name="P12">void setResultClass(Class resultClass);</text:p>
      <text:p text:style-name="P2">The default result class is the candidate class if the parameter to setResult is null or not specified. When the result is specified and not null, the default result class is the type of the expression if the result consists of one expression, or Object[] if the result consists of more than one expression.</text:p>
      <text:h text:style-name="P30" text:outline-level="4"><text:tab/><text:tab/>Result Class Requirements</text:h>
      <text:p text:style-name="P5">•<text:span text:style-name="T3"><text:tab/></text:span>A14.6.12-1 [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5">•<text:tab/>If there are multiple result expressions, the result class must be able to hold all elements of the result specification or a <text:span text:style-name="T1">JDOUserException</text:span> is thrown. </text:p>
      <text:p text:style-name="P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5">•<text:tab/>A constructor of a result class specified in the constructor expression of the <text:span text:style-name="T1">setResult</text:span> method or in the <text:span text:style-name="T1">setResultClass</text:span> method will be used if the results specification <text:soft-page-break/>matches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7">• <text:s/>a public field that matches the name of the result expression and is of the type (treating wrapper types the same as primitive types) of the result expression; </text:p>
      <text:p text:style-name="P7">• <text:s/>or if no public field matches the name and type, a public “set” method that returns <text:span text:style-name="T1">void</text:span> and matches the name of the result expression and takes a single parameter which is the exact type of the result expression;</text:p>
      <text:p text:style-name="P7">•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T4">]</text:span></text:p>
      <text:p text:style-name="P2"/>
      <text:p text:style-name="P8"> </text:p>
      <text:p text:style-name="P17">Table 6: Shape of Result (C is the candidate class)</text:p>
      <text:p text:style-name="P9">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8">setResult</text:p>
            </table:table-cell>
            <table:table-cell table:style-name="Table3.B1" office:value-type="string">
              <text:p text:style-name="P18">setResultClass</text:p>
            </table:table-cell>
            <table:table-cell table:style-name="Table3.B1" office:value-type="string">
              <text:p text:style-name="P18">setUnique</text:p>
            </table:table-cell>
            <table:table-cell table:style-name="Table3.B1" office:value-type="string">
              <text:p text:style-name="P18">shape of result</text:p>
            </table:table-cell>
          </table:table-row>
        </table:table-header-rows>
        <table:table-row table:style-name="Table3.1">
          <table:table-cell table:style-name="Table3.A2" office:value-type="string">
            <text:p text:style-name="P19"><text:span text:style-name="T4">A14.6.12-2 [</text:span>null, or “distinct this as C”</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C&gt;</text:span></text:p>
          </table:table-cell>
        </table:table-row>
        <table:table-row table:style-name="Table3.1">
          <table:table-cell table:style-name="Table3.A2" office:value-type="string">
            <text:p text:style-name="P19">null, or “distinct this as C”</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C</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T&gt;</text:span></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T</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Object[]&gt;</text:span></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20">Object[]</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false</text:p>
          </table:table-cell>
          <table:table-cell table:style-name="Table3.B2" office:value-type="string">
            <text:p text:style-name="P19"><text:span text:style-name="T2">List</text:span><text:span text:style-name="T1">&lt;UserResult&gt;</text:span></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true</text:p>
          </table:table-cell>
          <table:table-cell table:style-name="Table3.B2" office:value-type="string">
            <text:p text:style-name="P19"><text:span text:style-name="T1">UserResult</text:span><text:span text:style-name="T4">]</text:span></text:p>
          </table:table-cell>
        </table:table-row>
      </table:table>
      <text:p text:style-name="P8"> </text:p>
      <text:h text:style-name="P23" text:outline-level="3"><text:bookmark text:name="R-1076574"/>Single-string Query element binding</text:h>
      <text:p text:style-name="P2">A14.6.13-1 [The String version of Query represents all query elements using a single string. The string contains the following structure:]</text:p>
      <text:p text:style-name="P2"><text:bookmark text:name="X-102006656"/>select [<text:span text:style-name="T3">unique</text:span>] [ &lt;result&gt; ] [<text:span text:style-name="T3">into</text:span> &lt;result-class-name&gt;] </text:p>
      <text:p text:style-name="P2"><text:soft-page-break/>[<text:span text:style-name="T3">from</text:span> &lt;candidate-class-name&gt; [<text:span text:style-name="T3">exclude</text:span> <text:span text:style-name="T3">subclasses</text:span>] ]</text:p>
      <text:p text:style-name="P2">[<text:span text:style-name="T3">where</text:span> &lt;filter&gt;]</text:p>
      <text:p text:style-name="P2">[<text:span text:style-name="T3">variables</text:span> &lt;variables-clause&gt; ] </text:p>
      <text:p text:style-name="P2">[<text:span text:style-name="T3">parameters</text:span> &lt;parameters-clause&gt;]</text:p>
      <text:p text:style-name="P2">[&lt;imports-clause&gt;]</text:p>
      <text:p text:style-name="P2">[<text:span text:style-name="T3">group by</text:span> &lt;grouping-clause&gt; ]</text:p>
      <text:p text:style-name="P2">[<text:span text:style-name="T3">order by</text:span> &lt;ordering-clause&gt;]</text:p>
      <text:p text:style-name="P2">[<text:span text:style-name="T3">range</text:span> &lt;from-range&gt; <text:span text:style-name="T3">,</text:span>&lt;to-range&gt;]</text:p>
      <text:p text:style-name="P2">A14.6.13-2 [Keywords, identified in <text:span text:style-name="T3">bold</text:span>, are either all upper-case or all lower-case. Keywords cannot be mixed case.]</text:p>
      <text:p text:style-name="P2">The select clause must be the first clause in the query.</text:p>
      <text:p text:style-name="P2">The order of the other clauses must be as described above.</text:p>
      <text:p text:style-name="P2">A14.6.13-3 [If implicit parameters are used, their order of appearance in the query determines their order for binding to positional parameters for execution.]</text:p>
      <text:p text:style-name="P2">&lt;result&gt; is the result as in <text:a xlink:type="simple" xlink:href="#R-1017884"><text:bookmark-ref text:reference-format="text" text:ref-name="-1017884N">Error: Reference source not found</text:bookmark-ref></text:a>.</text:p>
      <text:p text:style-name="P2">&lt;result-class-name&gt; is the name of the result class as in <text:a xlink:type="simple" xlink:href="#R-1060032"><text:bookmark-ref text:reference-format="text" text:ref-name="-1060032N">Error: Reference source not found</text:bookmark-ref></text:a>.</text:p>
      <text:p text:style-name="P2">&lt;filter&gt; is the filter as in <text:a xlink:type="simple" xlink:href="#R-1039921"><text:bookmark-ref text:reference-format="text" text:ref-name="-1039921N">Error: Reference source not found</text:bookmark-ref></text:a>. The filter in the single String version might include subqueries. A subquery must be enclosed in parentheses, and has the following structure:</text:p>
      <text:p text:style-name="P2"><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2">The subquery-result-clause consists of an optional keyword <text:span text:style-name="T3">distinct</text:span> followed by a single expression.</text:p>
      <text:p text:style-name="P2">The subquery-from-clause may have one of two forms:</text:p>
      <text:p text:style-name="P5">•<text:tab/>A candidate class name followed by an optional alias definition followed by an optional <text:span text:style-name="T3">exclude</text:span> <text:span text:style-name="T3">subclasses</text:span></text:p>
      <text:p text:style-name="P5">•<text:tab/>A field access expression followed by an optional alias definition</text:p>
      <text:p text:style-name="P2">An alias definition consists of an optional keyword <text:span text:style-name="T3">as</text:span> followed by an identifier. </text:p>
      <text:p text:style-name="P5">•<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5">•<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2">&lt;variables-clause&gt; is the variable declaration as in <text:a xlink:type="simple" xlink:href="#R-1044915"><text:bookmark-ref text:reference-format="text" text:ref-name="-1044915N">Error: Reference source not found</text:bookmark-ref></text:a>. As in Java, variables in the clause are separated by semicolons.</text:p>
      <text:p text:style-name="P2">&lt;parameters-clause&gt; is the parameter declaration as in <text:a xlink:type="simple" xlink:href="#R-1054559"><text:bookmark-ref text:reference-format="text" text:ref-name="-1054559N">Error: Reference source not found</text:bookmark-ref></text:a>. As in Java, parameters in the clause are separated by commas.</text:p>
      <text:p text:style-name="P2"><text:soft-page-break/>&lt;imports-clause&gt; is the imports declaration as in <text:a xlink:type="simple" xlink:href="#R-1083126"><text:bookmark-ref text:reference-format="text" text:ref-name="-1083126N">Error: Reference source not found</text:bookmark-ref></text:a>. As in Java, imports in the clause are separated by semicolons.</text:p>
      <text:p text:style-name="P2">&lt;grouping-clause&gt; is the grouping specification as in <text:a xlink:type="simple" xlink:href="#R-1096377"><text:bookmark-ref text:reference-format="text" text:ref-name="-1096377N">Error: Reference source not found</text:bookmark-ref></text:a>.</text:p>
      <text:p text:style-name="P2">&lt;ordering-clause&gt; is the ordering specification as in <text:a xlink:type="simple" xlink:href="#R-1017852"><text:bookmark-ref text:reference-format="text" text:ref-name="-1017852N">Error: Reference source not found</text:bookmark-ref></text:a>.</text:p>
      <text:p text:style-name="P2">&lt;from-range&gt; and &lt;to-range&gt; are as in <text:a xlink:type="simple" xlink:href="#R-1067615"><text:bookmark-ref text:reference-format="text" text:ref-name="-1067615N">Error: Reference source not found</text:bookmark-ref></text:a>.</text:p>
      <text:p text:style-name="P2"/>
      <text:p text:style-name="P11"><draw:frame draw:style-name="fr1" draw:name="7" text:anchor-type="as-char" svg:width="2.7917in" svg:height="0.1346in" draw:z-index="0"><draw:image xlink:href="Pictures/2000000700000FB5000000C94FDA4EAC.wmf" xlink:type="simple" xlink:show="embed" xlink:actuate="onLoad"/></draw:frame></text:p>
      <text:h text:style-name="P27" text:outline-level="2"><text:bookmark text:name="R-1072193"/>SQL Queries<text:span text:style-name="T5">186</text:span></text:h>
      <text:p text:style-name="P2">If the developer knows that the underlying datasource supports SQL, and knows the mapping from the JDO domain model to the SQL schema, it might be convenient in some cases to execute SQL instead of expressing the query as JDOQL. A14.7-1 [In this case, the factory method that takes the language string and Object is used: newQuery (String language, Object query). The language parameter is “javax.jdo.query.SQL” and the query parameter is the SQL query string.]</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A14.7-2 [The only methods that can be used are setClass to establish the candidate class, setUnique to declare that there is only one result row, and setResultClass to establish the result class.]</text:p>
      <text:p text:style-name="P5">•<text:tab/>there is no filter, and the <text:span text:style-name="T1">setFilter</text:span> method throws <text:span text:style-name="T1">JDOUserException</text:span>.</text:p>
      <text:p text:style-name="P5">•<text:tab/>there is no ordering specification, and the <text:span text:style-name="T1">setOrdering</text:span> method throws <text:span text:style-name="T1">JDOUserException</text:span>.</text:p>
      <text:p text:style-name="P5">•<text:tab/>there are no variables, and the <text:span text:style-name="T1">declareVariables</text:span> method throws <text:span text:style-name="T1">JDOUserException</text:span>.</text:p>
      <text:p text:style-name="P5">•<text:tab/>the parameters are untyped, and the <text:span text:style-name="T1">declareParameters</text:span> method throws <text:span text:style-name="T1">JDOUserException</text:span>.</text:p>
      <text:p text:style-name="P5">•<text:tab/>there is no grouping specification, and the <text:span text:style-name="T1">setGrouping</text:span> method throws <text:span text:style-name="T1">JDOUserException</text:span>.</text:p>
      <text:p text:style-name="P5">•<text:tab/>the candidate collection can only be the <text:span text:style-name="T1">Extent</text:span> of instances of the candidate class, including subclasses, and the <text:span text:style-name="T1">setCandidates</text:span> method throws <text:span text:style-name="T1">JDOUserException</text:span>.</text:p>
      <text:p text:style-name="P5">•<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5">•<text:tab/>there are no imports, and the <text:span text:style-name="T1">declareImports</text:span> method throws <text:span text:style-name="T1">JDOUserException</text:span>.</text:p>
      <text:p text:style-name="P5"><text:soft-page-break/>•<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5">•<text:tab/>results are taken from the SELECT clause of the query, and the <text:span text:style-name="T1">setResult</text:span> method throws <text:span text:style-name="T1">JDOUserException</text:span>.</text:p>
      <text:p text:style-name="P5">•<text:tab/>the cardinality of the result is determined by the SQL query itself, and the <text:span text:style-name="T1">setRange</text:span> method throws <text:span text:style-name="T1">JDOUserException</text:span>.</text:p>
      <text:p text:style-name="P2">A14.7-3 [SQL queries can be defined without a candidate class. These queries can be found by name using the factory method newNamedQuery, specifying the class as null, or can be constructed without a candidate class.] </text:p>
      <text:p text:style-name="P2"/>
      <text:p text:style-name="P8"> </text:p>
      <text:p text:style-name="P17">Table 7: Shape of Result of SQL Query</text:p>
      <text:p text:style-name="P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Candidate class</text:p>
            </table:table-cell>
            <table:table-cell table:style-name="Table4.B1" office:value-type="string">
              <text:p text:style-name="P18">Selected columns</text:p>
            </table:table-cell>
            <table:table-cell table:style-name="Table4.B1" office:value-type="string">
              <text:p text:style-name="P18">setResultClass</text:p>
            </table:table-cell>
            <table:table-cell table:style-name="Table4.B1" office:value-type="string">
              <text:p text:style-name="P18">setUnique</text:p>
            </table:table-cell>
            <table:table-cell table:style-name="Table4.B1" office:value-type="string">
              <text:p text:style-name="P18">shape of result</text:p>
            </table:table-cell>
          </table:table-row>
        </table:table-header-rows>
        <table:table-row table:style-name="Table4.1">
          <table:table-cell table:style-name="Table4.A2" office:value-type="string">
            <text:p text:style-name="P19"><text:span text:style-name="T4">A14.7-4 [</text:span>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C&gt;</text:p>
          </table:table-cell>
        </table:table-row>
        <table:table-row table:style-name="Table4.1">
          <table:table-cell table:style-name="Table4.A2" office:value-type="string">
            <text:p text:style-name="P19">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C</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 </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T&gt;</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Object[ ]&g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Object[ ]</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false</text:p>
          </table:table-cell>
          <table:table-cell table:style-name="Table4.B2" office:value-type="string">
            <text:p text:style-name="P19"><text:span text:style-name="T2">List</text:span>&lt;UserResult&gt;</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true</text:p>
          </table:table-cell>
          <table:table-cell table:style-name="Table4.B2" office:value-type="string">
            <text:p text:style-name="P19">UserResult<text:span text:style-name="T4">]</text:span></text:p>
          </table:table-cell>
        </table:table-row>
      </table:table>
      <text:p text:style-name="P8"> </text:p>
      <text:p text:style-name="P2"/>
      <text:h text:style-name="P24" text:outline-level="3">Mapping Columns of SQL Queries to User-specified Result Classes</text:h>
      <text:p text:style-name="P2">There are two specified means by which columns of SQL queries can be mapped to user-specified result classes: by name and by position.</text:p>
      <text:p text:style-name="P2">Each labeled column in the result set is mapped according to the mapping defined in <text:a xlink:type="simple" xlink:href="#R-1060032">Section </text:a><text:a xlink:type="simple" xlink:href="#R-1060032"><text:bookmark-ref text:reference-format="text" text:ref-name="-1060032S">Error: Reference source not found</text:bookmark-ref></text:a>, using the result set column name as the public field or property name of the result class. Since SQL is generally case-insensitive, matching of labels to field and <text:soft-page-break/>property names is not case-sensitive. Labels that differ only in case cause a JDOUserException to be thrown when the query is executed. </text:p>
      <text:p text:style-name="P2">A result set column is considered labeled if:</text:p>
      <text:p text:style-name="P5">•<text:tab/>the return value from <text:span text:style-name="T1">java.sql.ResultSetMetaData.getColumnLabel (int oneBasedColumnIndex)</text:span> is non-null and of non-zero length; or,</text:p>
      <text:p text:style-name="P5">•<text:tab/>if <text:span text:style-name="T1">getColumnLabel</text:span> is <text:span text:style-name="T1">null</text:span> or of zero length, <text:span text:style-name="T1">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a xlink:type="simple" xlink:href="#R-1060032">Section </text:a><text:a xlink:type="simple" xlink:href="#R-1060032"><text:bookmark-ref text:reference-format="text" text:ref-name="-1060032S">Error: Reference source not found</text:bookmark-ref></text:a>,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1"><draw:frame draw:style-name="fr1" draw:name="8" text:anchor-type="as-char" svg:width="2.7917in" svg:height="0.1346in" draw:z-index="0"><draw:image xlink:href="Pictures/2000000700000FB5000000C94FDA4EAC.wmf" xlink:type="simple" xlink:show="embed" xlink:actuate="onLoad"/></draw:frame></text:p>
      <text:h text:style-name="P27" text:outline-level="2">Deletion by Query</text:h>
      <text:p text:style-name="P2">An application may want to delete a number of instances in the datastore without instantiating them in memory. The instances to be deleted can be described by a query.</text:p>
      <text:p text:style-name="P12">long deletePersistentAll(Object... parameters);</text:p>
      <text:p text:style-name="P12">long deletePersistentAll(Map parameters);</text:p>
      <text:p text:style-name="P12">long deletePersistentAll();</text:p>
      <text:p text:style-name="P2">A14.8-1 [These methods delete the instances of affected classes that pass the filter, and all dependent instances. Affected classes are the candidate class and its persistence-capable subclasses.] A14.8-2 [The number of instances of affected classes that were deleted is returned. Embedded instances and dependent instances are not counted in the return value.]</text:p>
      <text:p text:style-name="P2">A14.8-3 [Query elements filter, parameters, imports, variables, and unique are valid in queries used for delete. Elements result, result class, range, grouping, and ordering are invalid. If any of these elements is set to its non-default value when one of the deletePersistentAll methods is called, a JDOUserException is thrown and no instances are deleted.] </text:p>
      <text:p text:style-name="P2">When the value of the Unique flag is true, then at most one instance will be deleted. If more than one instance satisfies the filter, then deletePersistentAll throws a JDOUserException.</text:p>
      <text:p text:style-name="P2">A14.8-4 [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ext:soft-page-break/>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p>
      <text:p text:style-name="P11"><draw:frame draw:style-name="fr1" draw:name="9" text:anchor-type="as-char" svg:width="2.7917in" svg:height="0.1346in" draw:z-index="0"><draw:image xlink:href="Pictures/2000000700000FB5000000C94FDA4EAC.wmf" xlink:type="simple" xlink:show="embed" xlink:actuate="onLoad"/></draw:frame></text:p>
      <text:h text:style-name="P27" text:outline-level="2">Extensions</text:h>
      <text:p text:style-name="P2">A14.9-1 [Some JDO vendors provide extensions to the query, and these extensions must be set in the query instance prior to execution.]</text:p>
      <text:p text:style-name="P12">void setExtensions(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P2">void addExtension(String key, Object value);</text:p>
      <text:p text:style-name="P2">This method adds one extension to the Query instance. This extension will remain until the next setExtensions method is called, or addExtension with an equal key. Key recognition behavior is identical to setExtensions.</text:p>
      <text:p text:style-name="P11"><draw:frame draw:style-name="fr1" draw:name="10" text:anchor-type="as-char" svg:width="2.7917in" svg:height="0.1346in" draw:z-index="0"><draw:image xlink:href="Pictures/2000000700000FB5000000C94FDA4EAC.wmf" xlink:type="simple" xlink:show="embed" xlink:actuate="onLoad"/></draw:frame></text:p>
      <text:h text:style-name="P27" text:outline-level="2">Examples:</text:h>
      <text:p text:style-name="P2">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package com.xyz.hr;</text:p>
      <text:p text:style-name="P14">class Department {</text:p>
      <text:p text:style-name="P14"><text:tab/>String name;</text:p>
      <text:p text:style-name="P14"><text:tab/>Collection emps;</text:p>
      <text:p text:style-name="P14">}</text:p>
      <text:h text:style-name="P23" text:outline-level="3">Basic query.</text:h>
      <text:p text:style-name="P2">This query selects all Employee instances from the candidate collection where the salary is greater than the constant <text:span text:style-name="T1">30000</text:span>.</text:p>
      <text:p text:style-name="P2">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text:soft-page-break/>in a candidate instance is <text:span text:style-name="T1">null</text:span>, then it cannot be unwrapped for the comparison, and the candidate instance is rejected.</text:p>
      <text:p text:style-name="P14"><text:span text:style-name="T4">Q</text:span>uery q = pm.newQuery (Employee.class, "salary &gt; 30000");</text:p>
      <text:p text:style-name="P14">Collection emps = (Collection) q.execute ();</text:p>
      <text:p text:style-name="P14">&lt;query name="basic"&gt;</text:p>
      <text:p text:style-name="P14"><text:tab/>[!CDATA[</text:p>
      <text:p text:style-name="P14">select where salary &gt; 30000</text:p>
      <text:p text:style-name="P14">]]</text:p>
      <text:p text:style-name="P14">&lt;/query&gt;</text:p>
      <text:h text:style-name="P23" text:outline-level="3">Basic query with ordering.</text:h>
      <text:p text:style-name="P2">This query selects all Employee instances from the candidate collection where the salary is greater than the constant 30000, and returns a <text:span text:style-name="T1">Collection</text:span> ordered based on employee salary.</text:p>
      <text:p text:style-name="P14">Query q = pm.newQuery (Employee.class, "salary &gt; 30000");</text:p>
      <text:p text:style-name="P14">q.setOrdering ("salary ascending");</text:p>
      <text:p text:style-name="P14">Collection emps = (Collection) q.execute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23" text:outline-level="3">Parameter passing.</text:h>
      <text:p text:style-name="P2">This query selects all Employee instances from the candidate collection where the salary is greater than the value passed as a parameter and the name starts with the value passed as a second parameter.</text:p>
      <text:p text:style-name="P2">If the value for the <text:span text:style-name="T1">salary</text:span> field in a candidate instance is <text:span text:style-name="T1">null</text:span>, then it cannot be unwrapped for the comparison, and the candidate instance is rejected.</text:p>
      <text:p text:style-name="P14">Query q = pm.newQuery (Employee.class, </text:p>
      <text:p text:style-name="P14"><text:tab/>"salary &gt; sal &amp;&amp; name.startsWith(begin");</text:p>
      <text:p text:style-name="P14">q.declareParameters ("Float sal, String begin");</text:p>
      <text:p text:style-name="P14">Collection emps = (Collection) q.execute (new Float (30000.));</text:p>
      <text:p text:style-name="P14">&lt;query name="parameter"&gt;</text:p>
      <text:p text:style-name="P14"><text:tab/>[!CDATA[</text:p>
      <text:p text:style-name="P14">select where salary &gt; :sal &amp;&amp; name.startsWith(:begin)</text:p>
      <text:p text:style-name="P14">]]</text:p>
      <text:p text:style-name="P14">&lt;/query&gt;</text:p>
      <text:h text:style-name="P23" text:outline-level="3">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1">dept</text:span> field in a candidate instance is <text:span text:style-name="T1">null</text:span>, then it cannot be navigated for the comparison, and the candidate instance is rejected.</text:p>
      <text:p text:style-name="P14">Query q = pm.newQuery (Employee.class, "dept.name == dep");</text:p>
      <text:p text:style-name="P14">q.declareParameters ("String dep");</text:p>
      <text:p text:style-name="P14">String rnd = "R&amp;D";</text:p>
      <text:p text:style-name="P14">Collection emps = (Collection) q.execute (rnd);</text:p>
      <text:p text:style-name="P14"><text:soft-page-break/>&lt;query name="navigate"&gt;</text:p>
      <text:p text:style-name="P14"><text:tab/>[!CDATA[</text:p>
      <text:p text:style-name="P14">select where dept.name == :dep</text:p>
      <text:p text:style-name="P14">]]</text:p>
      <text:p text:style-name="P14">&lt;/query&gt;</text:p>
      <text:h text:style-name="P23" text:outline-level="3">Navigation through multi-valued field.</text:h>
      <text:p text:style-name="P2">This query selects all <text:span text:style-name="T1">Department</text:span> instances from the candidate collection where the collection of <text:span text:style-name="T1">Employee</text:span> instances contains at least one Employee instance having a salary greater than the value passed as a parameter.</text:p>
      <text:p text:style-name="P14">String filter = "emps.contains (emp) &amp; emp.salary &gt; sal";</text:p>
      <text:p text:style-name="P14">Query q = pm.newQuery (Department.class, filter);</text:p>
      <text:p text:style-name="P14">q.declareParameters ("float sal");</text:p>
      <text:p text:style-name="P14">q.declareVariables ("Employee emp");</text:p>
      <text:p text:style-name="P14">Collection deps = (Collection) q.execute (new Float (30000.));</text:p>
      <text:p text:style-name="P14"><text:bookmark text:name="X-10627149"/>&lt;query name="multivalue"&gt;</text:p>
      <text:p text:style-name="P14"><text:tab/>[!CDATA[</text:p>
      <text:p text:style-name="P14">select where emps.contains(e) </text:p>
      <text:p text:style-name="P14">&amp;&amp; e.salary &gt; :sal</text:p>
      <text:p text:style-name="P14">]]</text:p>
      <text:p text:style-name="P14">&lt;/query&gt;</text:p>
      <text:h text:style-name="P23" text:outline-level="3">Membership in a collection</text:h>
      <text:p text:style-name="P2">This query selects all <text:span text:style-name="T1">Department</text:span> instances where the name field is contained in a parameter collection, which in this example consists of three department names.</text:p>
      <text:p text:style-name="P14">String filter = "depts.contains(name)";</text:p>
      <text:p text:style-name="P14">Query q = pm.newQuery (Department.class, filter);</text:p>
      <text:p text:style-name="P14">List depts = </text:p>
      <text:p text:style-name="P14"><text:tab/>Arrays.asList(new String [] {"R&amp;D", "Sales", "Marketing"});</text:p>
      <text:p text:style-name="P14">q.declareParameters ("Collection depts");</text:p>
      <text:p text:style-name="P14">Collection deps = (Collection) q.execute (depts);</text:p>
      <text:p text:style-name="P14">&lt;query name="collection"&gt;</text:p>
      <text:p text:style-name="P14"><text:tab/>[!CDATA[</text:p>
      <text:p text:style-name="P14">select where :depts.contains(name)</text:p>
      <text:p text:style-name="P14">]]</text:p>
      <text:p text:style-name="P14">&lt;/query&gt;</text:p>
      <text:h text:style-name="P23" text:outline-level="3">Projection of a Single Field</text:h>
      <text:p text:style-name="P2">This query selects names of all Employees who work in the parameter department.</text:p>
      <text:p text:style-name="P14">Query q = pm.newQuery (Employee.class, "dept.name == deptName");</text:p>
      <text:p text:style-name="P14">q.declareParameters ("String deptName");</text:p>
      <text:p text:style-name="P14">q.setResult("name");</text:p>
      <text:p text:style-name="P14">Collection names = (Collection) q.execute("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text:soft-page-break/>&lt;/query&gt;</text:p>
      <text:h text:style-name="P23" text:outline-level="3">Projection of Multiple Fields and Expressions</text:h>
      <text:p text:style-name="P2">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newQuery (Employee.class, "dept.name == deptName");</text:p>
      <text:p text:style-name="P14">q.declareParameters ("String deptName");</text:p>
      <text:p text:style-name="P14">q.setResult("name, salary, boss as reportsTo");</text:p>
      <text:p text:style-name="P14">q.setResultClass(Info.class);</text:p>
      <text:p text:style-name="P14">Collection names = (Collection) q.execute("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23" text:outline-level="3">Projection of Multiple Fields and Expressions into a Constructed instance</text:h>
      <text:p text:style-name="P2">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Query q = pm.newQuery (Employee.class, "dept.name == deptName");</text:p>
      <text:p text:style-name="P14">q.declareParameters ("String deptName");</text:p>
      <text:p text:style-name="P14">q.setResult("new Info(name, salary, boss)");</text:p>
      <text:p text:style-name="P14">q.setResultClass(Info.class);</text:p>
      <text:p text:style-name="P14">Collection names = (Collection) q.execute("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text:soft-page-break/>&lt;query name="construct"&gt;</text:p>
      <text:p text:style-name="P14"><text:tab/>[!CDATA[</text:p>
      <text:p text:style-name="P14">select new Info (name, salary, boss) </text:p>
      <text:p text:style-name="P14">where dept.name == :deptName</text:p>
      <text:p text:style-name="P14">]]</text:p>
      <text:p text:style-name="P14">&lt;/query&gt;</text:p>
      <text:h text:style-name="P23" text:outline-level="3">Aggregation of a single Field</text:h>
      <text:p text:style-name="P2">This query averages the salaries of Employees who work in the parameter department and returns a single value.</text:p>
      <text:p text:style-name="P14">Query q = pm.newQuery (Employee.class, "dept.name == deptName");</text:p>
      <text:p text:style-name="P14">q.declareParameters ("String deptName");</text:p>
      <text:p text:style-name="P14">q.setResult("avg(salary)");</text:p>
      <text:p text:style-name="P14">Float avgSalary = (Float) q.execute("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23" text:outline-level="3">Aggregation of Multiple Fields and Expressions</text:h>
      <text:p text:style-name="P2">This query averages and sums the salaries of Employees who work in the parameter department.</text:p>
      <text:p text:style-name="P14">Query q = pm.newQuery (Employee.class, "dept.name == deptName");</text:p>
      <text:p text:style-name="P14">q.declareParameters ("String deptName");</text:p>
      <text:p text:style-name="P14">q.setResult("avg(salary), sum(salary)");</text:p>
      <text:p text:style-name="P14">Object[] avgSum = Object[] q.execute("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23" text:outline-level="3">Aggregation of Multiple fields with Grouping</text:h>
      <text:p text:style-name="P2">This query averages and sums the salaries of Employees who work in all departments having more than one employee and aggregates by department name.</text:p>
      <text:p text:style-name="P14">Query q = pm.newQuery (Employee.class);</text:p>
      <text:p text:style-name="P14">q.setResult("avg(salary), sum(salary), dept.name");</text:p>
      <text:p text:style-name="P14">q.setGrouping("dept.name having count(dept.name) &gt; 1");</text:p>
      <text:p text:style-name="P14">Collection results = (Collection)q.execute();</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text:soft-page-break/>select avg(salary), sum(salary), dept.name from com.xyz.hr.Employee where dept.name == :deptName group by dept.name having count(dept.name) &gt; 1</text:p>
      <text:p text:style-name="P14">]]</text:p>
      <text:p text:style-name="P14">&lt;/query&gt;</text:p>
      <text:h text:style-name="P23" text:outline-level="3">Selection of a Single Instance</text:h>
      <text:p text:style-name="P2">This query returns a single instance of Employee.</text:p>
      <text:p text:style-name="P14">Query q = pm.newQuery (Employee.class, "name == empName");</text:p>
      <text:p text:style-name="P14">q.declareParameters ("String empName");</text:p>
      <text:p text:style-name="P14">q.setUnique(true);</text:p>
      <text:p text:style-name="P14">Employee emp = (Employee) q.execute("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2"/>
      <text:h text:style-name="P24" text:outline-level="3">Selection of a Single Field</text:h>
      <text:p text:style-name="P2">This query returns a single field of a single Employee.</text:p>
      <text:p text:style-name="P14">Query q = pm.newQuery (Employee.class, "name == empName");</text:p>
      <text:p text:style-name="P14">q.declareParameters ("String empName");</text:p>
      <text:p text:style-name="P14">q.setResult("salary");</text:p>
      <text:p text:style-name="P14">q.setResultClass(Float.class);</text:p>
      <text:p text:style-name="P14">q.setUnique(true);</text:p>
      <text:p text:style-name="P14">Float salary = (Float) q.execute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23"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Query q = pm.newQuery (Employee.class, "salary &gt; sal");</text:p>
      <text:p text:style-name="P14">q.declareParameters ("Float sal");</text:p>
      <text:p text:style-name="P14">q.setResultClass(EmpWrapper.class);</text:p>
      <text:p text:style-name="P14">Collection infos = (Collection) q.execute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text:soft-page-break/>select into EmpWrapper</text:p>
      <text:p text:style-name="P14">where salary &gt; sal</text:p>
      <text:p text:style-name="P14">]]</text:p>
      <text:p text:style-name="P14">&lt;/query&gt;</text:p>
      <text:h text:style-name="P23" text:outline-level="3">Projection of “this” to User-defined Result Class with Matching Method</text:h>
      <text:p text:style-name="P2">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newQuery (Employee.class, "salary &gt; sal");</text:p>
      <text:p text:style-name="P14">q.declareParameters ("Float sal");</text:p>
      <text:p text:style-name="P14">q.setResultClass(EmpInfo.class);</text:p>
      <text:p text:style-name="P14">Collection infos = (Collection) q.execute (new Float (30000.));</text:p>
      <text:p text:style-name="P14">Iterator it = infos.iterator();</text:p>
      <text:p text:style-name="P14">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23" text:outline-level="3">Projection of variables</text:h>
      <text:p text:style-name="P2">This query returns the names of all Employees of all "Research" departments:</text:p>
      <text:p text:style-name="P14">Query q = pm.newQuery(Department.class);</text:p>
      <text:p text:style-name="P14">q.declareVariables("Employee e");</text:p>
      <text:p text:style-name="P14">q.setFilter("name.startsWith('Research') &amp;&amp; emps.contains(e)");</text:p>
      <text:p text:style-name="P14">q.setResult(<text:span text:style-name="T4">"</text:span>e.name<text:span text:style-name="T4">"</text:span>);</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query name="variables"&gt;</text:p>
      <text:p text:style-name="P14"><text:tab/>[!CDATA[</text:p>
      <text:p text:style-name="P14">select e.name </text:p>
      <text:p text:style-name="P14">where name.startsWith('Research') </text:p>
      <text:p text:style-name="P14">&amp;&amp; emps.contains((com.xyz.hr.Employee) e)</text:p>
      <text:p text:style-name="P14">]]</text:p>
      <text:p text:style-name="P14">&lt;/query&gt;</text:p>
      <text:p text:style-name="P2"/>
      <text:h text:style-name="P24" text:outline-level="3"><text:soft-page-break/>Non-correlated subquery</text:h>
      <text:p text:style-name="P2">This query returns names of employees who work more than the average of all employees:</text:p>
      <text:p text:style-name="P15">// single string form</text:p>
      <text:p text:style-name="P15">Query q = pm.newQuery(</text:p>
      <text:p text:style-name="P15"><text:tab/>"select name from com.xyz.hr.Employee </text:p>
      <text:p text:style-name="P15"><text:tab/>where this.weeklyhours &gt; </text:p>
      <text:p text:style-name="P15"><text:tab/><text:tab/>(select avg(e.weeklyhours) from com.xyz.hr.Employee e)");</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newQuery(Employee.class);</text:p>
      <text:p text:style-name="P15">subq.setFilter("select avg(weeklyhours)");</text:p>
      <text:p text:style-name="P15">Query q = pm.newQuery(Employee.class);</text:p>
      <text:p text:style-name="P15">q.setFilter("this.weeklyhours &gt; average_hours");</text:p>
      <text:p text:style-name="P15">q.setResult("this.name");</text:p>
      <text:p text:style-name="P15">q.setSubquery(subq, "double average_hours", null);</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noncorrelated_subquery"&gt;</text:span></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4">&lt;/query&gt;</text:p>
      <text:p text:style-name="P2"/>
      <text:h text:style-name="P24" text:outline-level="3">Correlated subquery</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newQuery(</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4">Collection names = q.execute();</text:p>
      <text:p text:style-name="P14">Iterator it = names.iterator();</text:p>
      <text:p text:style-name="P14">while (it.hasNext()) {</text:p>
      <text:p text:style-name="P14"><text:soft-page-break/><text:tab/>String name = (String)it.next();</text:p>
      <text:p text:style-name="P14"><text:tab/>...</text:p>
      <text:p text:style-name="P14">}</text:p>
      <text:p text:style-name="P15">// subquery instance form</text:p>
      <text:p text:style-name="P15">Query subq = pm.newQuery(Employee.class);</text:p>
      <text:p text:style-name="P15">subq.setFilter("this.manager == :manager");</text:p>
      <text:p text:style-name="P15">subq.setResult("avg(weeklyhours)");</text:p>
      <text:p text:style-name="P15">Query q = pm.newQuery(Employee.class);</text:p>
      <text:p text:style-name="P15">q.setFilter("this.weeklyhours &gt; average_hours");</text:p>
      <text:p text:style-name="P15">q.setResult("name");</text:p>
      <text:p text:style-name="P15">q.setSubquery(subq, "double average_hours","department.employees",</text:p>
      <text:p text:style-name="P15"><text:tab/>"this.manager");</text:p>
      <text:p text:style-name="P14">Collection names = q.execute();</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correlated_subquery"&gt;</text:span></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4">&lt;/query&gt;</text:p>
      <text:p text:style-name="P2"/>
      <text:h text:style-name="P24" text:outline-level="3">Deleting Multiple Instances</text:h>
      <text:p text:style-name="P2">This query deletes all Employees who make more than the parameter salary.</text:p>
      <text:p text:style-name="P14">Query q = pm.newQuery (Employee.class, "salary &gt; sal");</text:p>
      <text:p text:style-name="P14">q.declareParameters ("Float sal");</text:p>
      <text:p text:style-name="P14">q.deletePersistentAll(new Float(30000.));</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5:53:04.69</meta:creation-date>
    <meta:editing-duration>PT8M29S</meta:editing-duration>
    <meta:generator>OpenOffice.org/3.4$Win32 OpenOffice.org_project/340m1$Build-9590</meta:generator>
    <dc:title>JDO_Chapter</dc:title>
    <dc:date>2012-07-31T20:16:06.92</dc:date>
    <meta:document-statistic meta:table-count="4" meta:image-count="11" meta:object-count="0" meta:page-count="40" meta:paragraph-count="1049" meta:word-count="13499" meta:character-count="907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